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[[[[-2.36773491e-02 -4.28618304e-03 <text:s/>5.96065447e-03 ...</text:p>
      <text:p text:style-name="Standard"><text:s text:c="6"/>3.17744464e-02 <text:s/>2.40855254e-02 <text:s/>2.16305815e-02]</text:p>
      <text:p text:style-name="Standard"><text:s text:c="4"/>[-1.98587272e-02 -1.16560906e-02 -1.34074979e-03 ...</text:p>
      <text:p text:style-name="Standard"><text:s text:c="6"/>6.68225950e-03 <text:s/>1.82505269e-02 <text:s/>1.68283023e-02]</text:p>
      <text:p text:style-name="Standard"><text:s text:c="4"/>[-1.72261707e-02 -3.35598714e-03 -2.28030165e-03 ...</text:p>
      <text:p text:style-name="Standard"><text:s text:c="6"/>3.30131240e-02 <text:s/>3.51727903e-02 <text:s/>2.87428461e-02]</text:p>
      <text:p text:style-name="Standard"><text:s text:c="4"/>...</text:p>
      <text:p text:style-name="Standard"><text:s text:c="4"/>[ 1.13024805e-02 <text:s/>2.83320211e-02 -2.57197069e-04 ...</text:p>
      <text:p text:style-name="Standard"><text:s text:c="5"/>-2.68730298e-02 -1.75694898e-02 -1.60237169e-03]</text:p>
      <text:p text:style-name="Standard"><text:s text:c="4"/>[ 1.99124310e-02 -8.67583882e-03 -9.78676826e-02 ...</text:p>
      <text:p text:style-name="Standard"><text:s text:c="5"/>-6.55056760e-02 -6.47552907e-02 -3.53618525e-02]</text:p>
      <text:p text:style-name="Standard"><text:s text:c="4"/>[ 1.94224250e-02 <text:s/>1.62948463e-02 -7.92889297e-03 ...</text:p>
      <text:p text:style-name="Standard"><text:s text:c="5"/>-1.16672488e-02 <text:s/>1.15848286e-03 <text:s/>9.06440802e-03]]</text:p>
      <text:p text:style-name="Standard"/>
      <text:p text:style-name="Standard"><text:s text:c="3"/>[[-5.40868286e-03 -1.51362997e-02 -3.87001634e-02 ...</text:p>
      <text:p text:style-name="Standard"><text:s text:c="5"/>-3.02233249e-02 -2.98267324e-02 -1.84185319e-02]</text:p>
      <text:p text:style-name="Standard"><text:s text:c="4"/>[ 1.75202712e-02 -1.53574236e-02 -4.41305414e-02 ...</text:p>
      <text:p text:style-name="Standard"><text:s text:c="5"/>-2.80927308e-02 -3.08253672e-02 -1.76215768e-02]</text:p>
      <text:p text:style-name="Standard"><text:s text:c="4"/>[ 1.92905758e-02 -7.07136840e-03 -4.49668542e-02 ...</text:p>
      <text:p text:style-name="Standard"><text:s text:c="5"/>-1.55193880e-02 -1.73208956e-02 -1.51350619e-02]</text:p>
      <text:p text:style-name="Standard"><text:s text:c="4"/>...</text:p>
      <text:p text:style-name="Standard"><text:s text:c="4"/>[ 1.37170404e-03 -2.21739151e-03 -1.10075669e-02 ...</text:p>
      <text:p text:style-name="Standard"><text:s text:c="6"/>9.28737000e-02 <text:s/>8.56240243e-02 <text:s/>7.36293495e-02]</text:p>
      <text:p text:style-name="Standard"><text:s text:c="4"/>[ 5.17064147e-03 <text:s/>8.60083848e-03 -3.35385837e-03 ...</text:p>
      <text:p text:style-name="Standard"><text:s text:c="6"/>1.13959469e-01 <text:s/>9.88605767e-02 <text:s/>7.29338825e-02]</text:p>
      <text:p text:style-name="Standard"><text:s text:c="4"/>[ 1.17058419e-02 <text:s/>1.77787878e-02 <text:s/>2.80853435e-02 ...</text:p>
      <text:p text:style-name="Standard"><text:s text:c="6"/>4.97100875e-02 <text:s/>5.14024720e-02 <text:s/>4.55454700e-02]]]</text:p>
      <text:p text:style-name="Standard"/>
      <text:p text:style-name="Standard"/>
      <text:p text:style-name="Standard"><text:s text:c="2"/>[[[-2.40958296e-02 -4.96567041e-03 <text:s/>5.87364426e-03 ...</text:p>
      <text:p text:style-name="Standard"><text:s text:c="6"/>3.16529982e-02 <text:s/>2.36871578e-02 <text:s/>2.11148150e-02]</text:p>
      <text:p text:style-name="Standard"><text:s text:c="4"/>[-1.97367817e-02 -1.30161103e-02 -2.89377151e-03 ...</text:p>
      <text:p text:style-name="Standard"><text:s text:c="6"/>5.18308254e-03 <text:s/>1.73479300e-02 <text:s/>1.64252277e-02]</text:p>
      <text:p text:style-name="Standard"><text:s text:c="4"/>[-1.69635732e-02 -3.41230561e-03 -3.59473308e-03 ...</text:p>
      <text:p text:style-name="Standard"><text:s text:c="6"/>3.28553990e-02 <text:s/>3.49569805e-02 <text:s/>2.86494829e-02]</text:p>
      <text:p text:style-name="Standard"><text:s text:c="4"/>...</text:p>
      <text:p text:style-name="Standard"><text:s text:c="4"/>[ 1.07289087e-02 <text:s/>2.79598385e-02 <text:s/>3.25675728e-03 ...</text:p>
      <text:p text:style-name="Standard"><text:s text:c="5"/>-2.57247351e-02 -1.65635049e-02 -1.52843818e-03]</text:p>
      <text:p text:style-name="Standard"><text:s text:c="4"/>[ 1.88504234e-02 -9.54960566e-03 -9.23280567e-02 ...</text:p>
      <text:p text:style-name="Standard"><text:s text:c="5"/>-6.67060465e-02 -6.55528530e-02 -3.57588045e-02]</text:p>
      <text:p text:style-name="Standard"><text:s text:c="4"/>[ 1.84509270e-02 <text:s/>1.67028960e-02 -4.70421696e-03 ...</text:p>
      <text:p text:style-name="Standard"><text:s text:c="5"/>-1.17703322e-02 <text:s/>1.35844620e-03 <text:s/>8.28002952e-03]]</text:p>
      <text:p text:style-name="Standard"/>
      <text:p text:style-name="Standard"><text:s text:c="3"/>[[-6.21097442e-03 -1.54468603e-02 -3.65635976e-02 ...</text:p>
      <text:p text:style-name="Standard"><text:s text:c="5"/>-2.98016891e-02 -2.89926417e-02 -1.76225118e-02]</text:p>
      <text:p text:style-name="Standard"><text:s text:c="4"/>[ 1.64026506e-02 -1.35805001e-02 -4.06621881e-02 ...</text:p>
      <text:p text:style-name="Standard"><text:s text:c="5"/>-2.68800035e-02 -3.00743468e-02 -1.73883811e-02]</text:p>
      <text:p text:style-name="Standard"><text:s text:c="4"/>[ 1.98584422e-02 -5.03686816e-03 -3.89487110e-02 ...</text:p>
      <text:p text:style-name="Standard"><text:s text:c="5"/>-1.40309632e-02 -1.52835529e-02 -1.35963988e-02]</text:p>
      <text:p text:style-name="Standard"><text:s text:c="4"/>...</text:p>
      <text:p text:style-name="Standard"><text:s text:c="4"/>[ 4.01481334e-03 <text:s/>5.03562391e-04 -9.78697371e-03 ...</text:p>
      <text:p text:style-name="Standard"><text:s text:c="6"/>9.20069367e-02 <text:s/>8.64928961e-02 <text:s/>7.44333342e-02]</text:p>
      <text:p text:style-name="Standard"><text:soft-page-break/><text:s text:c="4"/>[ 5.37136570e-03 <text:s/>9.59804095e-03 -3.08815576e-03 ...</text:p>
      <text:p text:style-name="Standard"><text:s text:c="6"/>1.13649383e-01 <text:s/>1.00476451e-01 <text:s/>7.49894604e-02]</text:p>
      <text:p text:style-name="Standard"><text:s text:c="4"/>[ 8.59889016e-03 <text:s/>1.53159937e-02 <text:s/>2.59876661e-02 ...</text:p>
      <text:p text:style-name="Standard"><text:s text:c="6"/>5.13240099e-02 <text:s/>5.28179109e-02 <text:s/>4.65838872e-02]]]</text:p>
      <text:p text:style-name="Standard"/>
      <text:p text:style-name="Standard"/>
      <text:p text:style-name="Standard"><text:s text:c="2"/>[[[-2.33650990e-02 -4.98972926e-03 <text:s/>6.23274874e-03 ...</text:p>
      <text:p text:style-name="Standard"><text:s text:c="6"/>3.12074088e-02 <text:s/>2.31841356e-02 <text:s/>2.05280073e-02]</text:p>
      <text:p text:style-name="Standard"><text:s text:c="4"/>[-1.93140805e-02 -1.24878380e-02 -2.88248505e-03 ...</text:p>
      <text:p text:style-name="Standard"><text:s text:c="6"/>2.82842759e-03 <text:s/>1.55551676e-02 <text:s/>1.54714994e-02]</text:p>
      <text:p text:style-name="Standard"><text:s text:c="4"/>[-1.67203937e-02 -2.35976279e-03 -1.91710109e-03 ...</text:p>
      <text:p text:style-name="Standard"><text:s text:c="6"/>3.14161107e-02 <text:s/>3.35729197e-02 <text:s/>2.77412143e-02]</text:p>
      <text:p text:style-name="Standard"><text:s text:c="4"/>...</text:p>
      <text:p text:style-name="Standard"><text:s text:c="4"/>[ 8.50364380e-03 <text:s/>2.85879150e-02 <text:s/>8.77321139e-03 ...</text:p>
      <text:p text:style-name="Standard"><text:s text:c="5"/>-2.48777308e-02 -1.60580501e-02 -1.24970917e-03]</text:p>
      <text:p text:style-name="Standard"><text:s text:c="4"/>[ 1.80780366e-02 -7.09069613e-03 -8.26706663e-02 ...</text:p>
      <text:p text:style-name="Standard"><text:s text:c="5"/>-6.55176416e-02 -6.41678721e-02 -3.52321863e-02]</text:p>
      <text:p text:style-name="Standard"><text:s text:c="4"/>[ 1.57035347e-02 <text:s/>1.59136374e-02 -2.75975978e-03 ...</text:p>
      <text:p text:style-name="Standard"><text:s text:c="5"/>-1.16863735e-02 <text:s/>1.29682990e-03 <text:s/>8.18222482e-03]]</text:p>
      <text:p text:style-name="Standard"/>
      <text:p text:style-name="Standard"><text:s text:c="3"/>[[-7.56950863e-03 -1.61418244e-02 -3.46465111e-02 ...</text:p>
      <text:p text:style-name="Standard"><text:s text:c="5"/>-2.90307086e-02 -2.81832591e-02 -1.69221144e-02]</text:p>
      <text:p text:style-name="Standard"><text:s text:c="4"/>[ 1.43943392e-02 -1.36228632e-02 -3.80852669e-02 ...</text:p>
      <text:p text:style-name="Standard"><text:s text:c="5"/>-2.54689399e-02 -2.97975540e-02 -1.78202819e-02]</text:p>
      <text:p text:style-name="Standard"><text:s text:c="4"/>[ 1.76209472e-02 -6.41419087e-03 -3.54638770e-02 ...</text:p>
      <text:p text:style-name="Standard"><text:s text:c="5"/>-1.22372303e-02 -1.35633331e-02 -1.23264026e-02]</text:p>
      <text:p text:style-name="Standard"><text:s text:c="4"/>...</text:p>
      <text:p text:style-name="Standard"><text:s text:c="4"/>[ 4.81617637e-03 -1.28942542e-03 -1.18261138e-02 ...</text:p>
      <text:p text:style-name="Standard"><text:s text:c="6"/>9.23660547e-02 <text:s/>8.67304802e-02 <text:s/>7.47551620e-02]</text:p>
      <text:p text:style-name="Standard"><text:s text:c="4"/>[ 3.06534395e-03 <text:s/>5.87523729e-03 -5.56179695e-03 ...</text:p>
      <text:p text:style-name="Standard"><text:s text:c="6"/>1.12651214e-01 <text:s/>1.00161627e-01 <text:s/>7.52229840e-02]</text:p>
      <text:p text:style-name="Standard"><text:s text:c="4"/>[ 6.27781451e-03 <text:s/>1.27895530e-02 <text:s/>2.14017127e-02 ...</text:p>
      <text:p text:style-name="Standard"><text:s text:c="6"/>5.24934307e-02 <text:s/>5.36161363e-02 <text:s/>4.67586666e-02]]]</text:p>
      <text:p text:style-name="Standard"/>
      <text:p text:style-name="Standard"/>
      <text:p text:style-name="Standard"><text:s text:c="2"/>...</text:p>
      <text:p text:style-name="Standard"/>
      <text:p text:style-name="Standard"/>
      <text:p text:style-name="Standard"><text:s text:c="2"/>[[[-2.16901191e-02 -3.63796786e-03 <text:s/>7.10395724e-03 ...</text:p>
      <text:p text:style-name="Standard"><text:s text:c="6"/>2.97252424e-02 <text:s/>2.24104300e-02 <text:s/>2.01435909e-02]</text:p>
      <text:p text:style-name="Standard"><text:s text:c="4"/>[-1.84596479e-02 -1.12371054e-02 -1.19586941e-03 ...</text:p>
      <text:p text:style-name="Standard"><text:s text:c="6"/>1.22838654e-03 <text:s/>1.37104606e-02 <text:s/>1.38576012e-02]</text:p>
      <text:p text:style-name="Standard"><text:s text:c="4"/>[-1.67218950e-02 -2.69794068e-03 <text:s/>1.18801021e-04 ...</text:p>
      <text:p text:style-name="Standard"><text:s text:c="6"/>2.97147539e-02 <text:s/>3.19398530e-02 <text:s/>2.63483841e-02]</text:p>
      <text:p text:style-name="Standard"><text:s text:c="4"/>...</text:p>
      <text:p text:style-name="Standard"><text:s text:c="4"/>[ 4.54762951e-03 <text:s/>2.96429023e-02 <text:s/>1.55518465e-02 ...</text:p>
      <text:p text:style-name="Standard"><text:s text:c="5"/>-2.19784603e-02 -1.41395601e-02 -1.08854147e-03]</text:p>
      <text:p text:style-name="Standard"><text:s text:c="4"/>[ 1.76750124e-02 -4.28659283e-03 -7.55474567e-02 ...</text:p>
      <text:p text:style-name="Standard"><text:s text:c="5"/>-6.49642050e-02 -6.32184595e-02 -3.48119102e-02]</text:p>
      <text:p text:style-name="Standard"><text:s text:c="4"/>[ 1.28263384e-02 <text:s/>1.56011907e-02 <text:s/>7.45164230e-04 ...</text:p>
      <text:p text:style-name="Standard"><text:s text:c="5"/>-1.03651797e-02 <text:s/>1.70356571e-03 <text:s/>7.52819423e-03]]</text:p>
      <text:p text:style-name="Standard"/>
      <text:p text:style-name="Standard"><text:soft-page-break/><text:s text:c="3"/>[[-8.53996351e-03 -1.64333843e-02 -3.30592580e-02 ...</text:p>
      <text:p text:style-name="Standard"><text:s text:c="5"/>-2.81435866e-02 -2.78363507e-02 -1.68745574e-02]</text:p>
      <text:p text:style-name="Standard"><text:s text:c="4"/>[ 1.22359926e-02 -1.43536758e-02 -3.70191261e-02 ...</text:p>
      <text:p text:style-name="Standard"><text:s text:c="5"/>-2.53819823e-02 -3.05075701e-02 -1.90444551e-02]</text:p>
      <text:p text:style-name="Standard"><text:s text:c="4"/>[ 1.51822036e-02 -8.92007910e-03 -3.46169583e-02 ...</text:p>
      <text:p text:style-name="Standard"><text:s text:c="5"/>-1.05151795e-02 -1.33673418e-02 -1.33485170e-02]</text:p>
      <text:p text:style-name="Standard"><text:s text:c="4"/>...</text:p>
      <text:p text:style-name="Standard"><text:s text:c="4"/>[ 5.42143453e-03 -2.51276046e-03 -1.47579741e-02 ...</text:p>
      <text:p text:style-name="Standard"><text:s text:c="6"/>9.45458040e-02 <text:s/>8.88850391e-02 <text:s/>7.45503306e-02]</text:p>
      <text:p text:style-name="Standard"><text:s text:c="4"/>[ 9.44003463e-04 <text:s/>2.05327012e-03 -7.18743540e-03 ...</text:p>
      <text:p text:style-name="Standard"><text:s text:c="6"/>1.13525078e-01 <text:s/>1.01132818e-01 <text:s/>7.52656534e-02]</text:p>
      <text:p text:style-name="Standard"><text:s text:c="4"/>[ 4.27823886e-03 <text:s/>8.38912744e-03 <text:s/>1.42114712e-02 ...</text:p>
      <text:p text:style-name="Standard"><text:s text:c="6"/>5.53712547e-02 <text:s/>5.55035770e-02 <text:s/>4.70447615e-02]]]</text:p>
      <text:p text:style-name="Standard"/>
      <text:p text:style-name="Standard"/>
      <text:p text:style-name="Standard"><text:s text:c="2"/>[[[-2.33456828e-02 -4.90164477e-03 <text:s/>6.07830100e-03 ...</text:p>
      <text:p text:style-name="Standard"><text:s text:c="6"/>3.10516953e-02 <text:s/>2.30931826e-02 <text:s/>2.05678679e-02]</text:p>
      <text:p text:style-name="Standard"><text:s text:c="4"/>[-1.93080343e-02 -1.28780836e-02 -3.03041539e-03 ...</text:p>
      <text:p text:style-name="Standard"><text:s text:c="6"/>3.43128922e-03 <text:s/>1.58590805e-02 <text:s/>1.56019516e-02]</text:p>
      <text:p text:style-name="Standard"><text:s text:c="4"/>[-1.63671672e-02 -2.55219778e-03 -2.91351881e-03 ...</text:p>
      <text:p text:style-name="Standard"><text:s text:c="6"/>3.15186381e-02 <text:s/>3.37708816e-02 <text:s/>2.77549662e-02]</text:p>
      <text:p text:style-name="Standard"><text:s text:c="4"/>...</text:p>
      <text:p text:style-name="Standard"><text:s text:c="4"/>[ 8.83063115e-03 <text:s/>2.83423141e-02 <text:s/>8.83989595e-03 ...</text:p>
      <text:p text:style-name="Standard"><text:s text:c="5"/>-2.31423881e-02 -1.51060438e-02 -1.39771868e-03]</text:p>
      <text:p text:style-name="Standard"><text:s text:c="4"/>[ 2.14729961e-02 -2.81397440e-03 -8.13073069e-02 ...</text:p>
      <text:p text:style-name="Standard"><text:s text:c="5"/>-6.46533668e-02 -6.35210052e-02 -3.50695252e-02]</text:p>
      <text:p text:style-name="Standard"><text:s text:c="4"/>[ 1.79205444e-02 <text:s/>1.71132162e-02 -3.26279690e-03 ...</text:p>
      <text:p text:style-name="Standard"><text:s text:c="5"/>-1.07984031e-02 <text:s/>1.66141568e-03 <text:s/>7.85281137e-03]]</text:p>
      <text:p text:style-name="Standard"/>
      <text:p text:style-name="Standard"><text:s text:c="3"/>[[-7.06930505e-03 -1.57031007e-02 -3.45583037e-02 ...</text:p>
      <text:p text:style-name="Standard"><text:s text:c="5"/>-2.89919823e-02 -2.81560086e-02 -1.69266630e-02]</text:p>
      <text:p text:style-name="Standard"><text:s text:c="4"/>[ 1.46071948e-02 -1.31544936e-02 -3.78126800e-02 ...</text:p>
      <text:p text:style-name="Standard"><text:s text:c="5"/>-2.58016139e-02 -2.98668891e-02 -1.77485049e-02]</text:p>
      <text:p text:style-name="Standard"><text:s text:c="4"/>[ 1.77850276e-02 -5.86323533e-03 -3.46616134e-02 ...</text:p>
      <text:p text:style-name="Standard"><text:s text:c="5"/>-1.26297195e-02 -1.39810685e-02 -1.25847142e-02]</text:p>
      <text:p text:style-name="Standard"><text:s text:c="4"/>...</text:p>
      <text:p text:style-name="Standard"><text:s text:c="4"/>[ 2.08870694e-03 -5.89948148e-03 -1.50262117e-02 ...</text:p>
      <text:p text:style-name="Standard"><text:s text:c="6"/>9.23612863e-02 <text:s/>8.69755894e-02 <text:s/>7.41052479e-02]</text:p>
      <text:p text:style-name="Standard"><text:s text:c="4"/>[ 1.58629939e-03 <text:s/>7.00250268e-04 -1.12195406e-02 ...</text:p>
      <text:p text:style-name="Standard"><text:s text:c="6"/>1.13323167e-01 <text:s/>1.00651681e-01 <text:s/>7.49251619e-02]</text:p>
      <text:p text:style-name="Standard"><text:s text:c="4"/>[ 5.74951619e-03 <text:s/>1.14268074e-02 <text:s/>2.03867890e-02 ...</text:p>
      <text:p text:style-name="Standard"><text:s text:c="6"/>5.32808825e-02 <text:s/>5.41771762e-02 <text:s/>4.65217680e-02]]]</text:p>
      <text:p text:style-name="Standard"/>
      <text:p text:style-name="Standard"/>
      <text:p text:style-name="Standard"><text:s text:c="2"/>[[[-2.42638290e-02 -4.77353157e-03 <text:s/>6.47941092e-03 ...</text:p>
      <text:p text:style-name="Standard"><text:s text:c="6"/>3.17599885e-02 <text:s/>2.40754914e-02 <text:s/>2.15050038e-02]</text:p>
      <text:p text:style-name="Standard"><text:s text:c="4"/>[-2.00053733e-02 -1.26730446e-02 -2.21636007e-03 ...</text:p>
      <text:p text:style-name="Standard"><text:s text:c="6"/>6.17699418e-03 <text:s/>1.76673774e-02 <text:s/>1.63801145e-02]</text:p>
      <text:p text:style-name="Standard"><text:s text:c="4"/>[-1.73460692e-02 -3.20853665e-03 -2.36379681e-03 ...</text:p>
      <text:p text:style-name="Standard"><text:s text:c="6"/>3.28401327e-02 <text:s/>3.49398330e-02 <text:s/>2.86015049e-02]</text:p>
      <text:p text:style-name="Standard"><text:s text:c="4"/>...</text:p>
      <text:p text:style-name="Standard"><text:s text:c="4"/>[ 1.08568668e-02 <text:s/>2.92556547e-02 <text:s/>4.22708644e-03 ...</text:p>
      <text:p text:style-name="Standard"><text:soft-page-break/><text:s text:c="5"/>-2.59389058e-02 -1.68804564e-02 -1.25690736e-03]</text:p>
      <text:p text:style-name="Standard"><text:s text:c="4"/>[ 1.94504466e-02 -8.47667083e-03 -9.25737843e-02 ...</text:p>
      <text:p text:style-name="Standard"><text:s text:c="5"/>-6.56082779e-02 -6.46764785e-02 -3.50416489e-02]</text:p>
      <text:p text:style-name="Standard"><text:s text:c="4"/>[ 1.78816784e-02 <text:s/>1.55799538e-02 -5.68853039e-03 ...</text:p>
      <text:p text:style-name="Standard"><text:s text:c="5"/>-1.12874210e-02 <text:s/>1.55428238e-03 <text:s/>8.99684615e-03]]</text:p>
      <text:p text:style-name="Standard"/>
      <text:p text:style-name="Standard"><text:s text:c="3"/>[[-6.36731694e-03 -1.57649871e-02 -3.74087393e-02 ...</text:p>
      <text:p text:style-name="Standard"><text:s text:c="5"/>-3.00296471e-02 -2.95792371e-02 -1.82484332e-02]</text:p>
      <text:p text:style-name="Standard"><text:s text:c="4"/>[ 1.60417110e-02 -1.48311602e-02 -4.25436571e-02 ...</text:p>
      <text:p text:style-name="Standard"><text:s text:c="5"/>-2.77417190e-02 -3.05245444e-02 -1.75576545e-02]</text:p>
      <text:p text:style-name="Standard"><text:s text:c="4"/>[ 1.89460628e-02 -6.80516660e-03 -4.16945592e-02 ...</text:p>
      <text:p text:style-name="Standard"><text:s text:c="5"/>-1.49084404e-02 -1.67168863e-02 -1.47901857e-02]</text:p>
      <text:p text:style-name="Standard"><text:s text:c="4"/>...</text:p>
      <text:p text:style-name="Standard"><text:s text:c="4"/>[ 1.13966595e-03 -3.36648151e-03 -1.33348852e-02 ...</text:p>
      <text:p text:style-name="Standard"><text:s text:c="6"/>9.25155878e-02 <text:s/>8.53219405e-02 <text:s/>7.36640915e-02]</text:p>
      <text:p text:style-name="Standard"><text:s text:c="4"/>[ 4.49063443e-03 <text:s/>6.63845055e-03 -7.18838349e-03 ...</text:p>
      <text:p text:style-name="Standard"><text:s text:c="6"/>1.13352142e-01 <text:s/>9.86392200e-02 <text:s/>7.30507001e-02]</text:p>
      <text:p text:style-name="Standard"><text:s text:c="4"/>[ 1.00773983e-02 <text:s/>1.53007489e-02 <text:s/>2.54983716e-02 ...</text:p>
      <text:p text:style-name="Standard"><text:s text:c="6"/>4.98523563e-02 <text:s/>5.14030457e-02 <text:s/>4.57095429e-02]]]]</text:p>
      <text:p text:style-name="Standard"/>
      <text:p text:style-name="Standard"/>
      <text:p text:style-name="Standard"/>
      <text:p text:style-name="Standard"><text:s/>[[[[-2.43382975e-02 -4.45004134e-03 <text:s/>6.76240213e-03 ...</text:p>
      <text:p text:style-name="Standard"><text:s text:c="6"/>3.15625817e-02 <text:s/>2.38558371e-02 <text:s/>2.13113464e-02]</text:p>
      <text:p text:style-name="Standard"><text:s text:c="4"/>[-2.01617181e-02 -1.25980023e-02 -1.79943489e-03 ...</text:p>
      <text:p text:style-name="Standard"><text:s text:c="6"/>5.96200768e-03 <text:s/>1.75189115e-02 <text:s/>1.63065977e-02]</text:p>
      <text:p text:style-name="Standard"><text:s text:c="4"/>[-1.76009424e-02 -3.99884908e-03 -2.36447342e-03 ...</text:p>
      <text:p text:style-name="Standard"><text:s text:c="6"/>3.26009355e-02 <text:s/>3.46820876e-02 <text:s/>2.83980742e-02]</text:p>
      <text:p text:style-name="Standard"><text:s text:c="4"/>...</text:p>
      <text:p text:style-name="Standard"><text:s text:c="4"/>[ 1.47930933e-02 <text:s/>2.75625810e-02 <text:s/>1.45500926e-02 ...</text:p>
      <text:p text:style-name="Standard"><text:s text:c="5"/>-2.69489735e-02 -1.72125585e-02 -1.29767088e-03]</text:p>
      <text:p text:style-name="Standard"><text:s text:c="4"/>[ 1.89431086e-02 -1.45975258e-02 -9.65998918e-02 ...</text:p>
      <text:p text:style-name="Standard"><text:s text:c="5"/>-6.54233322e-02 -6.48430362e-02 -3.49394418e-02]</text:p>
      <text:p text:style-name="Standard"><text:s text:c="4"/>[ 1.91141218e-02 <text:s/>1.85918510e-02 -1.35041773e-04 ...</text:p>
      <text:p text:style-name="Standard"><text:s text:c="5"/>-1.13783106e-02 <text:s/>1.57423876e-03 <text:s/>8.89847521e-03]]</text:p>
      <text:p text:style-name="Standard"/>
      <text:p text:style-name="Standard"><text:s text:c="3"/>[[-6.93612732e-03 -1.62348896e-02 -3.72736156e-02 ...</text:p>
      <text:p text:style-name="Standard"><text:s text:c="5"/>-3.00195813e-02 -2.94297785e-02 -1.80670526e-02]</text:p>
      <text:p text:style-name="Standard"><text:s text:c="4"/>[ 1.69039406e-02 -1.41808884e-02 -4.23790962e-02 ...</text:p>
      <text:p text:style-name="Standard"><text:s text:c="5"/>-2.78492421e-02 -3.05021349e-02 -1.76022071e-02]</text:p>
      <text:p text:style-name="Standard"><text:s text:c="4"/>[ 2.06467807e-02 -5.84127940e-03 -4.12791818e-02 ...</text:p>
      <text:p text:style-name="Standard"><text:s text:c="5"/>-1.46124996e-02 -1.60426721e-02 -1.43306935e-02]</text:p>
      <text:p text:style-name="Standard"><text:s text:c="4"/>...</text:p>
      <text:p text:style-name="Standard"><text:s text:c="4"/>[ 9.57841054e-04 -2.09614635e-04 -1.29634812e-02 ...</text:p>
      <text:p text:style-name="Standard"><text:s text:c="6"/>9.02455002e-02 <text:s/>8.30026492e-02 <text:s/>7.19244331e-02]</text:p>
      <text:p text:style-name="Standard"><text:s text:c="4"/>[ 3.39890085e-03 <text:s/>5.16247377e-03 -9.12711397e-03 ...</text:p>
      <text:p text:style-name="Standard"><text:s text:c="6"/>1.12005994e-01 <text:s/>9.70970392e-02 <text:s/>7.20464811e-02]</text:p>
      <text:p text:style-name="Standard"><text:s text:c="4"/>[ 2.17052735e-03 <text:s/>8.55060294e-03 <text:s/>2.61691771e-02 ...</text:p>
      <text:p text:style-name="Standard"><text:s text:c="6"/>4.80889231e-02 <text:s/>4.99898940e-02 <text:s/>4.49139625e-02]]]</text:p>
      <text:p text:style-name="Standard"/>
      <text:p text:style-name="Standard"/>
      <text:p text:style-name="Standard"><text:s text:c="2"/>[[[-2.44915113e-02 -4.86393785e-03 <text:s/>6.81857439e-03 ...</text:p>
      <text:p text:style-name="Standard"><text:soft-page-break/><text:s text:c="6"/>3.14072818e-02 <text:s/>2.34579407e-02 <text:s/>2.07867268e-02]</text:p>
      <text:p text:style-name="Standard"><text:s text:c="4"/>[-2.00631898e-02 -1.31013272e-02 -2.20580935e-03 ...</text:p>
      <text:p text:style-name="Standard"><text:s text:c="6"/>4.51186672e-03 <text:s/>1.65418275e-02 <text:s/>1.57829467e-02]</text:p>
      <text:p text:style-name="Standard"><text:s text:c="4"/>[-1.69058461e-02 -3.16970889e-03 -2.13864911e-03 ...</text:p>
      <text:p text:style-name="Standard"><text:s text:c="6"/>3.22590545e-02 <text:s/>3.42543125e-02 <text:s/>2.82186270e-02]</text:p>
      <text:p text:style-name="Standard"><text:s text:c="4"/>...</text:p>
      <text:p text:style-name="Standard"><text:s text:c="4"/>[ 1.13619203e-02 <text:s/>2.38403641e-02 <text:s/>1.46703860e-02 ...</text:p>
      <text:p text:style-name="Standard"><text:s text:c="5"/>-2.58345064e-02 -1.64348967e-02 -1.30596058e-03]</text:p>
      <text:p text:style-name="Standard"><text:s text:c="4"/>[ 1.63321756e-02 -1.65701434e-02 -9.26376656e-02 ...</text:p>
      <text:p text:style-name="Standard"><text:s text:c="5"/>-6.62952065e-02 -6.53956681e-02 -3.53501141e-02]</text:p>
      <text:p text:style-name="Standard"><text:s text:c="4"/>[ 1.80296376e-02 <text:s/>1.85338091e-02 <text:s/>2.33853981e-03 ...</text:p>
      <text:p text:style-name="Standard"><text:s text:c="5"/>-1.14686806e-02 <text:s/>1.63151976e-03 <text:s/>8.22823495e-03]]</text:p>
      <text:p text:style-name="Standard"/>
      <text:p text:style-name="Standard"><text:s text:c="3"/>[[-7.49811484e-03 -1.61108114e-02 -3.50743830e-02 ...</text:p>
      <text:p text:style-name="Standard"><text:s text:c="5"/>-2.95864679e-02 -2.86824219e-02 -1.73311625e-02]</text:p>
      <text:p text:style-name="Standard"><text:s text:c="4"/>[ 1.56065468e-02 -1.35495141e-02 -4.04453687e-02 ...</text:p>
      <text:p text:style-name="Standard"><text:s text:c="5"/>-2.68355981e-02 -3.00737098e-02 -1.76795200e-02]</text:p>
      <text:p text:style-name="Standard"><text:s text:c="4"/>[ 1.98559798e-02 -5.15769050e-03 -3.68485190e-02 ...</text:p>
      <text:p text:style-name="Standard"><text:s text:c="5"/>-1.30978469e-02 -1.43597368e-02 -1.32971946e-02]</text:p>
      <text:p text:style-name="Standard"><text:s text:c="4"/>...</text:p>
      <text:p text:style-name="Standard"><text:s text:c="4"/>[ 5.89748845e-03 <text:s/>4.91913036e-03 -9.38651524e-03 ...</text:p>
      <text:p text:style-name="Standard"><text:s text:c="6"/>9.00439024e-02 <text:s/>8.44310969e-02 <text:s/>7.28730410e-02]</text:p>
      <text:p text:style-name="Standard"><text:s text:c="4"/>[ 4.14056890e-03 <text:s/>7.15092942e-03 -6.37195632e-03 ...</text:p>
      <text:p text:style-name="Standard"><text:s text:c="6"/>1.11796439e-01 <text:s/>9.86270607e-02 <text:s/>7.38842860e-02]</text:p>
      <text:p text:style-name="Standard"><text:s text:c="4"/>[ 6.25122339e-04 <text:s/>8.33693426e-03 <text:s/>2.50280946e-02 ...</text:p>
      <text:p text:style-name="Standard"><text:s text:c="6"/>4.96824160e-02 <text:s/>5.14095314e-02 <text:s/>4.58641872e-02]]]</text:p>
      <text:p text:style-name="Standard"/>
      <text:p text:style-name="Standard"/>
      <text:p text:style-name="Standard"><text:s text:c="2"/>[[[-2.33653598e-02 -4.87212650e-03 <text:s/>6.96609449e-03 ...</text:p>
      <text:p text:style-name="Standard"><text:s text:c="6"/>3.07562798e-02 <text:s/>2.29264647e-02 <text:s/>2.02524681e-02]</text:p>
      <text:p text:style-name="Standard"><text:s text:c="4"/>[-1.91598963e-02 -1.17218746e-02 -1.39107159e-03 ...</text:p>
      <text:p text:style-name="Standard"><text:s text:c="6"/>2.04398273e-03 <text:s/>1.46004222e-02 <text:s/>1.45627847e-02]</text:p>
      <text:p text:style-name="Standard"><text:s text:c="4"/>[-1.69312675e-02 -2.35672691e-03 <text:s/>5.48878452e-05 ...</text:p>
      <text:p text:style-name="Standard"><text:s text:c="6"/>3.04591954e-02 <text:s/>3.25541273e-02 <text:s/>2.70874910e-02]</text:p>
      <text:p text:style-name="Standard"><text:s text:c="4"/>...</text:p>
      <text:p text:style-name="Standard"><text:s text:c="4"/>[ 6.56781811e-03 <text:s/>2.39820890e-02 <text:s/>1.66985467e-02 ...</text:p>
      <text:p text:style-name="Standard"><text:s text:c="5"/>-2.52353046e-02 -1.60365570e-02 -1.15854852e-03]</text:p>
      <text:p text:style-name="Standard"><text:s text:c="4"/>[ 1.29789133e-02 -1.53672528e-02 -8.43725353e-02 ...</text:p>
      <text:p text:style-name="Standard"><text:s text:c="5"/>-6.52088821e-02 -6.41674921e-02 -3.50075364e-02]</text:p>
      <text:p text:style-name="Standard"><text:s text:c="4"/>[ 1.47831347e-02 <text:s/>1.63609385e-02 <text:s/>2.71858275e-03 ...</text:p>
      <text:p text:style-name="Standard"><text:s text:c="5"/>-1.14112021e-02 <text:s/>1.48342783e-03 <text:s/>8.04704241e-03]]</text:p>
      <text:p text:style-name="Standard"/>
      <text:p text:style-name="Standard"><text:s text:c="3"/>[[-8.33563134e-03 -1.60899907e-02 -3.33893225e-02 ...</text:p>
      <text:p text:style-name="Standard"><text:s text:c="5"/>-2.90818401e-02 -2.82448605e-02 -1.70080867e-02]</text:p>
      <text:p text:style-name="Standard"><text:s text:c="4"/>[ 1.41187925e-02 -1.33972093e-02 -3.89253125e-02 ...</text:p>
      <text:p text:style-name="Standard"><text:s text:c="5"/>-2.57901289e-02 -3.01808659e-02 -1.83116589e-02]</text:p>
      <text:p text:style-name="Standard"><text:s text:c="4"/>[ 1.81178059e-02 -5.93738537e-03 -3.38393450e-02 ...</text:p>
      <text:p text:style-name="Standard"><text:s text:c="5"/>-1.20055079e-02 -1.36860562e-02 -1.28898676e-02]</text:p>
      <text:p text:style-name="Standard"><text:s text:c="4"/>...</text:p>
      <text:p text:style-name="Standard"><text:s text:c="4"/>[ 6.97496906e-03 <text:s/>2.88639590e-03 -1.17004970e-02 ...</text:p>
      <text:p text:style-name="Standard"><text:s text:c="6"/>9.10409391e-02 <text:s/>8.51032883e-02 <text:s/>7.32206926e-02]</text:p>
      <text:p text:style-name="Standard"><text:s text:c="4"/>[ 3.15675698e-03 <text:s/>6.44190796e-03 -6.08935673e-03 ...</text:p>
      <text:p text:style-name="Standard"><text:soft-page-break/><text:s text:c="6"/>1.11490406e-01 <text:s/>9.86086577e-02 <text:s/>7.40059018e-02]</text:p>
      <text:p text:style-name="Standard"><text:s text:c="4"/>[ 8.09166580e-04 <text:s/>7.55685195e-03 <text:s/>2.01207474e-02 ...</text:p>
      <text:p text:style-name="Standard"><text:s text:c="6"/>5.10817692e-02 <text:s/>5.24095632e-02 <text:s/>4.60033566e-02]]]</text:p>
      <text:p text:style-name="Standard"/>
      <text:p text:style-name="Standard"/>
      <text:p text:style-name="Standard"><text:s text:c="2"/>...</text:p>
      <text:p text:style-name="Standard"/>
      <text:p text:style-name="Standard"/>
      <text:p text:style-name="Standard"><text:s text:c="2"/>[[[-2.12237779e-02 -3.39503842e-03 <text:s/>7.25684315e-03 ...</text:p>
      <text:p text:style-name="Standard"><text:s text:c="6"/>2.94741839e-02 <text:s/>2.23509427e-02 <text:s/>1.99494921e-02]</text:p>
      <text:p text:style-name="Standard"><text:s text:c="4"/>[-1.82028040e-02 -1.07255522e-02 -4.69516031e-04 ...</text:p>
      <text:p text:style-name="Standard"><text:s text:c="6"/>6.91926456e-04 <text:s/>1.31086018e-02 <text:s/>1.32740391e-02]</text:p>
      <text:p text:style-name="Standard"><text:s text:c="4"/>[-1.79295018e-02 -3.17898276e-03 <text:s/>9.73782968e-04 ...</text:p>
      <text:p text:style-name="Standard"><text:s text:c="6"/>2.90401615e-02 <text:s/>3.12204286e-02 <text:s/>2.59812921e-02]</text:p>
      <text:p text:style-name="Standard"><text:s text:c="4"/>...</text:p>
      <text:p text:style-name="Standard"><text:s text:c="4"/>[ 4.45995480e-03 <text:s/>2.56805047e-02 <text:s/>2.08607577e-02 ...</text:p>
      <text:p text:style-name="Standard"><text:s text:c="5"/>-2.24584192e-02 -1.41900182e-02 -1.09493732e-03]</text:p>
      <text:p text:style-name="Standard"><text:s text:c="4"/>[ 1.25257522e-02 -1.09423585e-02 -7.49543756e-02 ...</text:p>
      <text:p text:style-name="Standard"><text:s text:c="5"/>-6.45647943e-02 -6.30765632e-02 -3.44240069e-02]</text:p>
      <text:p text:style-name="Standard"><text:s text:c="4"/>[ 1.22118201e-02 <text:s/>1.55343749e-02 <text:s/>5.03004249e-03 ...</text:p>
      <text:p text:style-name="Standard"><text:s text:c="5"/>-1.01080816e-02 <text:s/>1.98937883e-03 <text:s/>7.51163391e-03]]</text:p>
      <text:p text:style-name="Standard"/>
      <text:p text:style-name="Standard"><text:s text:c="3"/>[[-8.73003900e-03 -1.61900800e-02 -3.20639387e-02 ...</text:p>
      <text:p text:style-name="Standard"><text:s text:c="5"/>-2.82040611e-02 -2.79830191e-02 -1.71397440e-02]</text:p>
      <text:p text:style-name="Standard"><text:s text:c="4"/>[ 1.17784338e-02 -1.43350139e-02 -3.68013680e-02 ...</text:p>
      <text:p text:style-name="Standard"><text:s text:c="5"/>-2.59584058e-02 -3.08595672e-02 -1.94626413e-02]</text:p>
      <text:p text:style-name="Standard"><text:s text:c="4"/>[ 1.56746581e-02 -8.68353061e-03 -3.35901082e-02 ...</text:p>
      <text:p text:style-name="Standard"><text:s text:c="5"/>-1.07340664e-02 -1.35145895e-02 -1.37169994e-02]</text:p>
      <text:p text:style-name="Standard"><text:s text:c="4"/>...</text:p>
      <text:p text:style-name="Standard"><text:s text:c="4"/>[ 6.84722047e-03 <text:s/>3.55453789e-03 -1.06486604e-02 ...</text:p>
      <text:p text:style-name="Standard"><text:s text:c="6"/>9.32194889e-02 <text:s/>8.74066427e-02 <text:s/>7.30750710e-02]</text:p>
      <text:p text:style-name="Standard"><text:s text:c="4"/>[ 1.33152306e-03 <text:s/>6.12337887e-03 -4.73306887e-03 ...</text:p>
      <text:p text:style-name="Standard"><text:s text:c="6"/>1.12480402e-01 <text:s/>9.97406915e-02 <text:s/>7.42257088e-02]</text:p>
      <text:p text:style-name="Standard"><text:s text:c="4"/>[ 9.16555524e-04 <text:s/>5.32202702e-03 <text:s/>1.30680157e-02 ...</text:p>
      <text:p text:style-name="Standard"><text:s text:c="6"/>5.37479594e-02 <text:s/>5.42131215e-02 <text:s/>4.65078056e-02]]]</text:p>
      <text:p text:style-name="Standard"/>
      <text:p text:style-name="Standard"/>
      <text:p text:style-name="Standard"><text:s text:c="2"/>[[[-2.33630929e-02 -4.66860179e-03 <text:s/>7.04436097e-03 ...</text:p>
      <text:p text:style-name="Standard"><text:s text:c="6"/>3.07198204e-02 <text:s/>2.28904970e-02 <text:s/>2.02503111e-02]</text:p>
      <text:p text:style-name="Standard"><text:s text:c="4"/>[-1.92266256e-02 -1.20787574e-02 -1.68798002e-03 ...</text:p>
      <text:p text:style-name="Standard"><text:s text:c="6"/>2.57106754e-03 <text:s/>1.49224875e-02 <text:s/>1.47795454e-02]</text:p>
      <text:p text:style-name="Standard"><text:s text:c="4"/>[-1.64205376e-02 -2.32617231e-03 -6.00138330e-04 ...</text:p>
      <text:p text:style-name="Standard"><text:s text:c="6"/>3.06585692e-02 <text:s/>3.28745097e-02 <text:s/>2.72079874e-02]</text:p>
      <text:p text:style-name="Standard"><text:s text:c="4"/>...</text:p>
      <text:p text:style-name="Standard"><text:s text:c="4"/>[ 8.82236008e-03 <text:s/>2.53182221e-02 <text:s/>1.71186291e-02 ...</text:p>
      <text:p text:style-name="Standard"><text:s text:c="5"/>-2.35412903e-02 -1.50805013e-02 -1.28113106e-03]</text:p>
      <text:p text:style-name="Standard"><text:s text:c="4"/>[ 1.68431439e-02 -1.10992678e-02 -8.26319754e-02 ...</text:p>
      <text:p text:style-name="Standard"><text:s text:c="5"/>-6.46877587e-02 -6.36963472e-02 -3.48124318e-02]</text:p>
      <text:p text:style-name="Standard"><text:s text:c="4"/>[ 1.62228681e-02 <text:s/>1.77916922e-02 <text:s/>3.23969824e-03 ...</text:p>
      <text:p text:style-name="Standard"><text:s text:c="5"/>-1.07089821e-02 <text:s/>1.74033758e-03 <text:s/>7.74868764e-03]]</text:p>
      <text:p text:style-name="Standard"/>
      <text:p text:style-name="Standard"><text:s text:c="3"/>[[-8.23559798e-03 -1.60897020e-02 -3.34848985e-02 ...</text:p>
      <text:p text:style-name="Standard"><text:soft-page-break/><text:s text:c="5"/>-2.90328246e-02 -2.81429663e-02 -1.68839116e-02]</text:p>
      <text:p text:style-name="Standard"><text:s text:c="4"/>[ 1.42529197e-02 -1.32920612e-02 -3.88843864e-02 ...</text:p>
      <text:p text:style-name="Standard"><text:s text:c="5"/>-2.59526446e-02 -3.00531574e-02 -1.81056820e-02]</text:p>
      <text:p text:style-name="Standard"><text:s text:c="4"/>[ 1.80231854e-02 -6.06562197e-03 -3.41269188e-02 ...</text:p>
      <text:p text:style-name="Standard"><text:s text:c="5"/>-1.20866410e-02 -1.36886109e-02 -1.28854616e-02]</text:p>
      <text:p text:style-name="Standard"><text:s text:c="4"/>...</text:p>
      <text:p text:style-name="Standard"><text:s text:c="4"/>[ 2.33972631e-03 -2.90004537e-03 -1.35129765e-02 ...</text:p>
      <text:p text:style-name="Standard"><text:s text:c="6"/>9.10156816e-02 <text:s/>8.54624882e-02 <text:s/>7.27890432e-02]</text:p>
      <text:p text:style-name="Standard"><text:s text:c="4"/>[ 9.74560156e-04 <text:s/>4.47476283e-04 -1.13656214e-02 ...</text:p>
      <text:p text:style-name="Standard"><text:s text:c="6"/>1.12160370e-01 <text:s/>9.90961194e-02 <text:s/>7.37966374e-02]</text:p>
      <text:p text:style-name="Standard"><text:s text:c="4"/>[ 4.87294048e-04 <text:s/>6.04796596e-03 <text:s/>1.91102140e-02 ...</text:p>
      <text:p text:style-name="Standard"><text:s text:c="6"/>5.19224405e-02 <text:s/>5.30276485e-02 <text:s/>4.58808988e-02]]]</text:p>
      <text:p text:style-name="Standard"/>
      <text:p text:style-name="Standard"/>
      <text:p text:style-name="Standard"><text:s text:c="2"/>[[[-2.46228408e-02 -4.76625934e-03 <text:s/>7.08091166e-03 ...</text:p>
      <text:p text:style-name="Standard"><text:s text:c="6"/>3.14555988e-02 <text:s/>2.38286294e-02 <text:s/>2.12218575e-02]</text:p>
      <text:p text:style-name="Standard"><text:s text:c="4"/>[-2.04052646e-02 -1.31306313e-02 -1.97208486e-03 ...</text:p>
      <text:p text:style-name="Standard"><text:s text:c="6"/>5.38519118e-03 <text:s/>1.67645924e-02 <text:s/>1.56910885e-02]</text:p>
      <text:p text:style-name="Standard"><text:s text:c="4"/>[-1.71271376e-02 -3.11455899e-03 -1.45779876e-03 ...</text:p>
      <text:p text:style-name="Standard"><text:s text:c="6"/>3.23437043e-02 <text:s/>3.42974626e-02 <text:s/>2.81590670e-02]</text:p>
      <text:p text:style-name="Standard"><text:s text:c="4"/>...</text:p>
      <text:p text:style-name="Standard"><text:s text:c="4"/>[ 1.24740414e-02 <text:s/>2.58487277e-02 <text:s/>1.64580420e-02 ...</text:p>
      <text:p text:style-name="Standard"><text:s text:c="5"/>-2.61377655e-02 -1.66763030e-02 -9.58230346e-04]</text:p>
      <text:p text:style-name="Standard"><text:s text:c="4"/>[ 1.74730103e-02 -1.57397892e-02 -9.26019102e-02 ...</text:p>
      <text:p text:style-name="Standard"><text:s text:c="5"/>-6.53378069e-02 -6.46265075e-02 -3.46076190e-02]</text:p>
      <text:p text:style-name="Standard"><text:s text:c="4"/>[ 1.73801612e-02 <text:s/>1.77718289e-02 <text:s/>1.66983809e-03 ...</text:p>
      <text:p text:style-name="Standard"><text:s text:c="5"/>-1.09879458e-02 <text:s/>1.95789523e-03 <text:s/>8.89508799e-03]]</text:p>
      <text:p text:style-name="Standard"/>
      <text:p text:style-name="Standard"><text:s text:c="3"/>[[-7.64536252e-03 -1.63062625e-02 -3.55646238e-02 ...</text:p>
      <text:p text:style-name="Standard"><text:s text:c="5"/>-2.98312716e-02 -2.92744022e-02 -1.79984253e-02]</text:p>
      <text:p text:style-name="Standard"><text:s text:c="4"/>[ 1.54910199e-02 -1.39739476e-02 -4.12955135e-02 ...</text:p>
      <text:p text:style-name="Standard"><text:s text:c="5"/>-2.76667774e-02 -3.04668434e-02 -1.77906603e-02]</text:p>
      <text:p text:style-name="Standard"><text:s text:c="4"/>[ 1.93705298e-02 -5.90118859e-03 -3.81628014e-02 ...</text:p>
      <text:p text:style-name="Standard"><text:s text:c="5"/>-1.40412236e-02 -1.57073550e-02 -1.42976642e-02]</text:p>
      <text:p text:style-name="Standard"><text:s text:c="4"/>...</text:p>
      <text:p text:style-name="Standard"><text:s text:c="4"/>[ 2.14412995e-03 -2.87279487e-04 -1.34633500e-02 ...</text:p>
      <text:p text:style-name="Standard"><text:s text:c="6"/>9.04161632e-02 <text:s/>8.31780434e-02 <text:s/>7.21324086e-02]</text:p>
      <text:p text:style-name="Standard"><text:s text:c="4"/>[ 2.67624483e-03 <text:s/>3.30151804e-03 -1.09430104e-02 ...</text:p>
      <text:p text:style-name="Standard"><text:s text:c="6"/>1.11759230e-01 <text:s/>9.70231146e-02 <text:s/>7.21661597e-02]</text:p>
      <text:p text:style-name="Standard"><text:s text:c="4"/>[ 1.56069361e-03 <text:s/>7.51846656e-03 <text:s/>2.39723586e-02 ...</text:p>
      <text:p text:style-name="Standard"><text:s text:c="6"/>4.83464897e-02 <text:s/>5.01074716e-02 <text:s/>4.51268256e-02]]]]</text:p>
      <text:p text:style-name="Standard"/>
      <text:p text:style-name="Standard"/>
      <text:p text:style-name="Standard"/>
      <text:p text:style-name="Standard"><text:s/>[[[[-2.43771151e-02 -4.51148301e-03 <text:s/>7.33232079e-03 ...</text:p>
      <text:p text:style-name="Standard"><text:s text:c="6"/>3.13265622e-02 <text:s/>2.35964153e-02 <text:s/>2.09294222e-02]</text:p>
      <text:p text:style-name="Standard"><text:s text:c="4"/>[-2.06659324e-02 -1.30377896e-02 -1.68249873e-03 ...</text:p>
      <text:p text:style-name="Standard"><text:s text:c="6"/>5.11334417e-03 <text:s/>1.64525695e-02 <text:s/>1.55376568e-02]</text:p>
      <text:p text:style-name="Standard"><text:s text:c="4"/>[-1.68687236e-02 -3.64831882e-03 -1.47408037e-03 ...</text:p>
      <text:p text:style-name="Standard"><text:s text:c="6"/>3.18248868e-02 <text:s/>3.38337123e-02 <text:s/>2.78828070e-02]</text:p>
      <text:p text:style-name="Standard"><text:s text:c="4"/>...</text:p>
      <text:p text:style-name="Standard"><text:s text:c="4"/>[ 1.26806516e-02 <text:s/>2.20575780e-02 <text:s/>2.08182540e-02 ...</text:p>
      <text:p text:style-name="Standard"><text:soft-page-break/><text:s text:c="5"/>-2.67995577e-02 -1.68082044e-02 -8.58083833e-04]</text:p>
      <text:p text:style-name="Standard"><text:s text:c="4"/>[ 1.54068582e-02 -2.10034885e-02 -9.86793935e-02 ...</text:p>
      <text:p text:style-name="Standard"><text:s text:c="5"/>-6.48884550e-02 -6.45614639e-02 -3.43340673e-02]</text:p>
      <text:p text:style-name="Standard"><text:s text:c="4"/>[ 1.97385866e-02 <text:s/>1.95689648e-02 <text:s/>4.12115268e-03 ...</text:p>
      <text:p text:style-name="Standard"><text:s text:c="5"/>-1.08023798e-02 <text:s/>2.07811757e-03 <text:s/>8.80713109e-03]]</text:p>
      <text:p text:style-name="Standard"/>
      <text:p text:style-name="Standard"><text:s text:c="3"/>[[-8.22221301e-03 -1.67170521e-02 -3.53809334e-02 ...</text:p>
      <text:p text:style-name="Standard"><text:s text:c="5"/>-2.97861844e-02 -2.91200839e-02 -1.78197660e-02]</text:p>
      <text:p text:style-name="Standard"><text:s text:c="4"/>[ 1.50306802e-02 -1.40724722e-02 -4.10276502e-02 ...</text:p>
      <text:p text:style-name="Standard"><text:s text:c="5"/>-2.81332266e-02 -3.07492893e-02 -1.80270784e-02]</text:p>
      <text:p text:style-name="Standard"><text:s text:c="4"/>[ 1.89694650e-02 -5.72201237e-03 -3.72154936e-02 ...</text:p>
      <text:p text:style-name="Standard"><text:s text:c="5"/>-1.37935840e-02 -1.53379980e-02 -1.42377941e-02]</text:p>
      <text:p text:style-name="Standard"><text:s text:c="4"/>...</text:p>
      <text:p text:style-name="Standard"><text:s text:c="4"/>[ 2.66914070e-03 <text:s/>5.02958894e-04 -1.36147374e-02 ...</text:p>
      <text:p text:style-name="Standard"><text:s text:c="6"/>8.75927657e-02 <text:s/>8.04079473e-02 <text:s/>6.98956847e-02]</text:p>
      <text:p text:style-name="Standard"><text:s text:c="4"/>[ 1.87323429e-03 <text:s/>2.23788247e-03 -8.39451514e-03 ...</text:p>
      <text:p text:style-name="Standard"><text:s text:c="6"/>1.09841108e-01 <text:s/>9.53565985e-02 <text:s/>7.11610541e-02]</text:p>
      <text:p text:style-name="Standard"><text:s text:c="4"/>[-2.74618715e-03 <text:s/>6.57693390e-03 <text:s/>2.67252773e-02 ...</text:p>
      <text:p text:style-name="Standard"><text:s text:c="6"/>4.61312495e-02 <text:s/>4.84343544e-02 <text:s/>4.43550460e-02]]]</text:p>
      <text:p text:style-name="Standard"/>
      <text:p text:style-name="Standard"/>
      <text:p text:style-name="Standard"><text:s text:c="2"/>[[[-2.41443776e-02 -4.68813069e-03 <text:s/>7.52758421e-03 ...</text:p>
      <text:p text:style-name="Standard"><text:s text:c="6"/>3.10943089e-02 <text:s/>2.32023485e-02 <text:s/>2.04994865e-02]</text:p>
      <text:p text:style-name="Standard"><text:s text:c="4"/>[-2.04746854e-02 -1.30225215e-02 -1.73751893e-03 ...</text:p>
      <text:p text:style-name="Standard"><text:s text:c="6"/>3.90348490e-03 <text:s/>1.56347267e-02 <text:s/>1.50582613e-02]</text:p>
      <text:p text:style-name="Standard"><text:s text:c="4"/>[-1.66578274e-02 -2.84442562e-03 -5.90900541e-04 ...</text:p>
      <text:p text:style-name="Standard"><text:s text:c="6"/>3.13447826e-02 <text:s/>3.34059149e-02 <text:s/>2.76917182e-02]</text:p>
      <text:p text:style-name="Standard"><text:s text:c="4"/>...</text:p>
      <text:p text:style-name="Standard"><text:s text:c="4"/>[ 9.23199207e-03 <text:s/>1.82156451e-02 <text:s/>1.89254694e-02 ...</text:p>
      <text:p text:style-name="Standard"><text:s text:c="5"/>-2.57077701e-02 -1.60515495e-02 -7.04901759e-04]</text:p>
      <text:p text:style-name="Standard"><text:s text:c="4"/>[ 1.37193026e-02 -2.03858204e-02 -9.34843644e-02 ...</text:p>
      <text:p text:style-name="Standard"><text:s text:c="5"/>-6.53503388e-02 -6.49345666e-02 -3.47204469e-02]</text:p>
      <text:p text:style-name="Standard"><text:s text:c="4"/>[ 1.81750134e-02 <text:s/>1.83517784e-02 <text:s/>4.63458616e-03 ...</text:p>
      <text:p text:style-name="Standard"><text:s text:c="5"/>-1.08208284e-02 <text:s/>2.03003618e-03 <text:s/>8.19168240e-03]]</text:p>
      <text:p text:style-name="Standard"/>
      <text:p text:style-name="Standard"><text:s text:c="3"/>[[-8.45221337e-03 -1.66833885e-02 -3.41605470e-02 ...</text:p>
      <text:p text:style-name="Standard"><text:s text:c="5"/>-2.93664411e-02 -2.84642987e-02 -1.72152873e-02]</text:p>
      <text:p text:style-name="Standard"><text:s text:c="4"/>[ 1.43028405e-02 -1.36699472e-02 -4.01016399e-02 ...</text:p>
      <text:p text:style-name="Standard"><text:s text:c="5"/>-2.71786749e-02 -3.03254817e-02 -1.80951040e-02]</text:p>
      <text:p text:style-name="Standard"><text:s text:c="4"/>[ 1.84415430e-02 -5.55585604e-03 -3.49259339e-02 ...</text:p>
      <text:p text:style-name="Standard"><text:s text:c="5"/>-1.25359949e-02 -1.40367243e-02 -1.35080842e-02]</text:p>
      <text:p text:style-name="Standard"><text:s text:c="4"/>...</text:p>
      <text:p text:style-name="Standard"><text:s text:c="4"/>[ 5.08745294e-03 <text:s/>3.46675515e-04 -1.49428304e-02 ...</text:p>
      <text:p text:style-name="Standard"><text:s text:c="6"/>8.73765424e-02 <text:s/>8.16861540e-02 <text:s/>7.06607774e-02]</text:p>
      <text:p text:style-name="Standard"><text:s text:c="4"/>[ 1.79496408e-03 <text:s/>1.61030516e-03 -8.80367123e-03 ...</text:p>
      <text:p text:style-name="Standard"><text:s text:c="6"/>1.09809972e-01 <text:s/>9.65670571e-02 <text:s/>7.25115836e-02]</text:p>
      <text:p text:style-name="Standard"><text:s text:c="4"/>[-1.61236525e-03 <text:s/>7.76060671e-03 <text:s/>2.51009278e-02 ...</text:p>
      <text:p text:style-name="Standard"><text:s text:c="6"/>4.77473661e-02 <text:s/>4.98038866e-02 <text:s/>4.50694561e-02]]]</text:p>
      <text:p text:style-name="Standard"/>
      <text:p text:style-name="Standard"/>
      <text:p text:style-name="Standard"><text:s text:c="2"/>[[[-2.27279216e-02 -4.15488612e-03 <text:s/>7.82359950e-03 ...</text:p>
      <text:p text:style-name="Standard"><text:s text:c="6"/>3.04014161e-02 <text:s/>2.27707550e-02 <text:s/>1.99922919e-02]</text:p>
      <text:p text:style-name="Standard"><text:soft-page-break/><text:s text:c="4"/>[-1.93819627e-02 -1.16405059e-02 -7.92748760e-04 ...</text:p>
      <text:p text:style-name="Standard"><text:s text:c="6"/>1.35463907e-03 <text:s/>1.39928879e-02 <text:s/>1.40625639e-02]</text:p>
      <text:p text:style-name="Standard"><text:s text:c="4"/>[-1.78442635e-02 -2.57528550e-03 <text:s/>1.38837518e-03 ...</text:p>
      <text:p text:style-name="Standard"><text:s text:c="6"/>2.94758417e-02 <text:s/>3.16015743e-02 <text:s/>2.65629999e-02]</text:p>
      <text:p text:style-name="Standard"><text:s text:c="4"/>...</text:p>
      <text:p text:style-name="Standard"><text:s text:c="4"/>[ 6.09537214e-03 <text:s/>1.86945014e-02 <text:s/>1.87031832e-02 ...</text:p>
      <text:p text:style-name="Standard"><text:s text:c="5"/>-2.54095923e-02 -1.58413704e-02 -7.88481906e-04]</text:p>
      <text:p text:style-name="Standard"><text:s text:c="4"/>[ 1.11063151e-02 -1.73964147e-02 -8.47312585e-02 ...</text:p>
      <text:p text:style-name="Standard"><text:s text:c="5"/>-6.43987432e-02 -6.37944490e-02 -3.43946144e-02]</text:p>
      <text:p text:style-name="Standard"><text:s text:c="4"/>[ 1.62214059e-02 <text:s/>1.68934762e-02 <text:s/>4.18786472e-03 ...</text:p>
      <text:p text:style-name="Standard"><text:s text:c="5"/>-1.08316243e-02 <text:s/>1.88440038e-03 <text:s/>8.06921721e-03]]</text:p>
      <text:p text:style-name="Standard"/>
      <text:p text:style-name="Standard"><text:s text:c="3"/>[[-8.68551340e-03 -1.68623421e-02 -3.35466117e-02 ...</text:p>
      <text:p text:style-name="Standard"><text:s text:c="5"/>-2.91103311e-02 -2.82892436e-02 -1.71126854e-02]</text:p>
      <text:p text:style-name="Standard"><text:s text:c="4"/>[ 1.27047114e-02 -1.47009417e-02 -3.96738052e-02 ...</text:p>
      <text:p text:style-name="Standard"><text:s text:c="5"/>-2.60442402e-02 -3.02894264e-02 -1.85345970e-02]</text:p>
      <text:p text:style-name="Standard"><text:s text:c="4"/>[ 1.70788765e-02 -7.19332695e-03 -3.44225951e-02 ...</text:p>
      <text:p text:style-name="Standard"><text:s text:c="5"/>-1.16899600e-02 -1.33212730e-02 -1.29616950e-02]</text:p>
      <text:p text:style-name="Standard"><text:s text:c="4"/>...</text:p>
      <text:p text:style-name="Standard"><text:s text:c="4"/>[ 5.64426742e-03 -1.28466077e-03 -1.63427088e-02 ...</text:p>
      <text:p text:style-name="Standard"><text:s text:c="6"/>8.90783221e-02 <text:s/>8.30060616e-02 <text:s/>7.12795407e-02]</text:p>
      <text:p text:style-name="Standard"><text:s text:c="4"/>[ 9.44782048e-04 <text:s/>1.70303881e-03 -8.75052717e-03 ...</text:p>
      <text:p text:style-name="Standard"><text:s text:c="6"/>1.09826490e-01 <text:s/>9.68670249e-02 <text:s/>7.28083253e-02]</text:p>
      <text:p text:style-name="Standard"><text:s text:c="4"/>[-8.06037337e-04 <text:s/>7.87275378e-03 <text:s/>2.20193826e-02 ...</text:p>
      <text:p text:style-name="Standard"><text:s text:c="6"/>4.90947887e-02 <text:s/>5.08663282e-02 <text:s/>4.53663133e-02]]]</text:p>
      <text:p text:style-name="Standard"/>
      <text:p text:style-name="Standard"/>
      <text:p text:style-name="Standard"><text:s text:c="2"/>...</text:p>
      <text:p text:style-name="Standard"/>
      <text:p text:style-name="Standard"/>
      <text:p text:style-name="Standard"><text:s text:c="2"/>[[[-2.04784032e-02 -2.82480009e-03 <text:s/>7.28977658e-03 ...</text:p>
      <text:p text:style-name="Standard"><text:s text:c="6"/>2.93252598e-02 <text:s/>2.22502723e-02 <text:s/>1.97037011e-02]</text:p>
      <text:p text:style-name="Standard"><text:s text:c="4"/>[-1.84029397e-02 -1.08052380e-02 <text:s/>7.46769365e-05 ...</text:p>
      <text:p text:style-name="Standard"><text:s text:c="6"/>1.24779646e-04 <text:s/>1.25316530e-02 <text:s/>1.28024044e-02]</text:p>
      <text:p text:style-name="Standard"><text:s text:c="4"/>[-1.84847005e-02 -3.22904298e-03 <text:s/>1.43802317e-03 ...</text:p>
      <text:p text:style-name="Standard"><text:s text:c="6"/>2.84927655e-02 <text:s/>3.06267757e-02 <text:s/>2.56813802e-02]</text:p>
      <text:p text:style-name="Standard"><text:s text:c="4"/>...</text:p>
      <text:p text:style-name="Standard"><text:s text:c="4"/>[ 2.19543930e-03 <text:s/>1.86354946e-02 <text:s/>2.09414847e-02 ...</text:p>
      <text:p text:style-name="Standard"><text:s text:c="5"/>-2.24432424e-02 -1.39495470e-02 -9.51861031e-04]</text:p>
      <text:p text:style-name="Standard"><text:s text:c="4"/>[ 9.64572001e-03 -1.37143200e-02 -7.44432360e-02 ...</text:p>
      <text:p text:style-name="Standard"><text:s text:c="5"/>-6.39396757e-02 -6.28590584e-02 -3.40026468e-02]</text:p>
      <text:p text:style-name="Standard"><text:s text:c="4"/>[ 1.47112384e-02 <text:s/>1.65678412e-02 <text:s/>6.78430125e-03 ...</text:p>
      <text:p text:style-name="Standard"><text:s text:c="5"/>-9.67265014e-03 <text:s/>2.35178275e-03 <text:s/>7.50114769e-03]]</text:p>
      <text:p text:style-name="Standard"/>
      <text:p text:style-name="Standard"><text:s text:c="3"/>[[-8.81173927e-03 -1.61658116e-02 -3.15872952e-02 ...</text:p>
      <text:p text:style-name="Standard"><text:s text:c="5"/>-2.82499380e-02 -2.80265789e-02 -1.72384158e-02]</text:p>
      <text:p text:style-name="Standard"><text:s text:c="4"/>[ 1.13380840e-02 -1.49439927e-02 -3.70169356e-02 ...</text:p>
      <text:p text:style-name="Standard"><text:s text:c="5"/>-2.62636244e-02 -3.09426673e-02 -1.96934603e-02]</text:p>
      <text:p text:style-name="Standard"><text:s text:c="4"/>[ 1.53188370e-02 -9.47266631e-03 -3.46032865e-02 ...</text:p>
      <text:p text:style-name="Standard"><text:s text:c="5"/>-1.07105337e-02 -1.33235743e-02 -1.38075119e-02]</text:p>
      <text:p text:style-name="Standard"><text:s text:c="4"/>...</text:p>
      <text:p text:style-name="Standard"><text:s text:c="4"/>[ 1.00203995e-02 <text:s/>5.61704393e-03 -1.22971572e-02 ...</text:p>
      <text:p text:style-name="Standard"><text:soft-page-break/><text:s text:c="6"/>9.20560062e-02 <text:s/>8.59533697e-02 <text:s/>7.15669692e-02]</text:p>
      <text:p text:style-name="Standard"><text:s text:c="4"/>[ 1.71066448e-03 <text:s/>5.88520244e-03 -5.40997647e-03 ...</text:p>
      <text:p text:style-name="Standard"><text:s text:c="6"/>1.11800388e-01 <text:s/>9.88672674e-02 <text:s/>7.35583380e-02]</text:p>
      <text:p text:style-name="Standard"><text:s text:c="4"/>[-1.62159093e-03 <text:s/>5.72030619e-03 <text:s/>1.62394028e-02 ...</text:p>
      <text:p text:style-name="Standard"><text:s text:c="6"/>5.23384996e-02 <text:s/>5.32290265e-02 <text:s/>4.62535322e-02]]]</text:p>
      <text:p text:style-name="Standard"/>
      <text:p text:style-name="Standard"/>
      <text:p text:style-name="Standard"><text:s text:c="2"/>[[[-2.27909386e-02 -4.07947507e-03 <text:s/>7.90913869e-03 ...</text:p>
      <text:p text:style-name="Standard"><text:s text:c="6"/>3.04309707e-02 <text:s/>2.27902327e-02 <text:s/>2.00558342e-02]</text:p>
      <text:p text:style-name="Standard"><text:s text:c="4"/>[-1.93651617e-02 -1.17324032e-02 -9.06419242e-04 ...</text:p>
      <text:p text:style-name="Standard"><text:s text:c="6"/>1.76213076e-03 <text:s/>1.41389249e-02 <text:s/>1.41050927e-02]</text:p>
      <text:p text:style-name="Standard"><text:s text:c="4"/>[-1.76801588e-02 -2.48483196e-03 <text:s/>1.15099468e-03 ...</text:p>
      <text:p text:style-name="Standard"><text:s text:c="6"/>2.97559947e-02 <text:s/>3.19797248e-02 <text:s/>2.66843662e-02]</text:p>
      <text:p text:style-name="Standard"><text:s text:c="4"/>...</text:p>
      <text:p text:style-name="Standard"><text:s text:c="4"/>[ 8.60584341e-03 <text:s/>2.03318503e-02 <text:s/>1.99159607e-02 ...</text:p>
      <text:p text:style-name="Standard"><text:s text:c="5"/>-2.37371791e-02 -1.48576805e-02 -1.00419810e-03]</text:p>
      <text:p text:style-name="Standard"><text:s text:c="4"/>[ 1.32447574e-02 -1.59694031e-02 -8.34575817e-02 ...</text:p>
      <text:p text:style-name="Standard"><text:s text:c="5"/>-6.43675849e-02 -6.36840463e-02 -3.43621485e-02]</text:p>
      <text:p text:style-name="Standard"><text:s text:c="4"/>[ 1.76037475e-02 <text:s/>1.80855244e-02 <text:s/>4.45828401e-03 ...</text:p>
      <text:p text:style-name="Standard"><text:s text:c="5"/>-1.03183119e-02 <text:s/>2.06635799e-03 <text:s/>7.77267851e-03]]</text:p>
      <text:p text:style-name="Standard"/>
      <text:p text:style-name="Standard"><text:s text:c="3"/>[[-8.58343951e-03 -1.67412832e-02 -3.35415564e-02 ...</text:p>
      <text:p text:style-name="Standard"><text:s text:c="5"/>-2.90980935e-02 -2.82315016e-02 -1.70305148e-02]</text:p>
      <text:p text:style-name="Standard"><text:s text:c="4"/>[ 1.29818693e-02 -1.43227121e-02 -3.94244231e-02 ...</text:p>
      <text:p text:style-name="Standard"><text:s text:c="5"/>-2.63085179e-02 -3.02683562e-02 -1.84833203e-02]</text:p>
      <text:p text:style-name="Standard"><text:s text:c="4"/>[ 1.70610677e-02 -7.17390329e-03 -3.44547555e-02 ...</text:p>
      <text:p text:style-name="Standard"><text:s text:c="5"/>-1.17758969e-02 -1.33599956e-02 -1.30278412e-02]</text:p>
      <text:p text:style-name="Standard"><text:s text:c="4"/>...</text:p>
      <text:p text:style-name="Standard"><text:s text:c="4"/>[ 1.98748801e-03 -5.10472432e-03 -1.71801746e-02 ...</text:p>
      <text:p text:style-name="Standard"><text:s text:c="6"/>8.92864093e-02 <text:s/>8.36356282e-02 <text:s/>7.11102784e-02]</text:p>
      <text:p text:style-name="Standard"><text:s text:c="4"/>[-1.05694495e-03 -2.92249955e-03 -1.27093988e-02 ...</text:p>
      <text:p text:style-name="Standard"><text:s text:c="6"/>1.10879153e-01 <text:s/>9.75713655e-02 <text:s/>7.27221370e-02]</text:p>
      <text:p text:style-name="Standard"><text:s text:c="4"/>[-1.58432685e-03 <text:s/>5.95888030e-03 <text:s/>2.12588049e-02 ...</text:p>
      <text:p text:style-name="Standard"><text:s text:c="6"/>5.02020307e-02 <text:s/>5.16833141e-02 <text:s/>4.53740358e-02]]]</text:p>
      <text:p text:style-name="Standard"/>
      <text:p text:style-name="Standard"/>
      <text:p text:style-name="Standard"><text:s text:c="2"/>[[[-2.44400166e-02 -4.74895770e-03 <text:s/>7.69933593e-03 ...</text:p>
      <text:p text:style-name="Standard"><text:s text:c="6"/>3.11361738e-02 <text:s/>2.36008745e-02 <text:s/>2.09155362e-02]</text:p>
      <text:p text:style-name="Standard"><text:s text:c="4"/>[-2.08182633e-02 -1.32578462e-02 -1.78923598e-03 ...</text:p>
      <text:p text:style-name="Standard"><text:s text:c="6"/>4.54248814e-03 <text:s/>1.57205146e-02 <text:s/>1.49195306e-02]</text:p>
      <text:p text:style-name="Standard"><text:s text:c="4"/>[-1.67183056e-02 -2.74525094e-03 -9.00161685e-05 ...</text:p>
      <text:p text:style-name="Standard"><text:s text:c="6"/>3.14719714e-02 <text:s/>3.34211141e-02 <text:s/>2.76752301e-02]</text:p>
      <text:p text:style-name="Standard"><text:s text:c="4"/>...</text:p>
      <text:p text:style-name="Standard"><text:s text:c="4"/>[ 1.02905305e-02 <text:s/>2.04490572e-02 <text:s/>2.06281189e-02 ...</text:p>
      <text:p text:style-name="Standard"><text:s text:c="5"/>-2.62144767e-02 -1.63984671e-02 -5.61825465e-04]</text:p>
      <text:p text:style-name="Standard"><text:s text:c="4"/>[ 1.40769398e-02 -2.05057040e-02 -9.36651006e-02 ...</text:p>
      <text:p text:style-name="Standard"><text:s text:c="5"/>-6.45705685e-02 -6.42727613e-02 -3.40761505e-02]</text:p>
      <text:p text:style-name="Standard"><text:s text:c="4"/>[ 1.81498397e-02 <text:s/>1.81406923e-02 <text:s/>4.44171671e-03 ...</text:p>
      <text:p text:style-name="Standard"><text:s text:c="5"/>-1.03671821e-02 <text:s/>2.40131305e-03 <text:s/>8.79091397e-03]]</text:p>
      <text:p text:style-name="Standard"/>
      <text:p text:style-name="Standard"><text:s text:c="3"/>[[-8.50368291e-03 -1.66997313e-02 -3.43958102e-02 ...</text:p>
      <text:p text:style-name="Standard"><text:s text:c="5"/>-2.95352098e-02 -2.89923325e-02 -1.78091843e-02]</text:p>
      <text:p text:style-name="Standard"><text:soft-page-break/><text:s text:c="4"/>[ 1.44490134e-02 -1.34653291e-02 -4.03209366e-02 ...</text:p>
      <text:p text:style-name="Standard"><text:s text:c="5"/>-2.78589167e-02 -3.05966046e-02 -1.81511063e-02]</text:p>
      <text:p text:style-name="Standard"><text:s text:c="4"/>[ 1.79653205e-02 -5.95951173e-03 -3.53486240e-02 ...</text:p>
      <text:p text:style-name="Standard"><text:s text:c="5"/>-1.31429881e-02 -1.49490461e-02 -1.41773615e-02]</text:p>
      <text:p text:style-name="Standard"><text:s text:c="4"/>...</text:p>
      <text:p text:style-name="Standard"><text:s text:c="4"/>[ 2.19363905e-03 -2.93614902e-03 -1.68341938e-02 ...</text:p>
      <text:p text:style-name="Standard"><text:s text:c="6"/>8.77602473e-02 <text:s/>8.05325955e-02 <text:s/>6.99757412e-02]</text:p>
      <text:p text:style-name="Standard"><text:s text:c="4"/>[ 7.09058717e-04 -5.11590391e-04 -1.10185845e-02 ...</text:p>
      <text:p text:style-name="Standard"><text:s text:c="6"/>1.09689087e-01 <text:s/>9.51847136e-02 <text:s/>7.10484684e-02]</text:p>
      <text:p text:style-name="Standard"><text:s text:c="4"/>[-2.01421976e-03 <text:s/>6.64926600e-03 <text:s/>2.46339627e-02 ...</text:p>
      <text:p text:style-name="Standard"><text:s text:c="6"/>4.64220308e-02 <text:s/>4.85300720e-02 <text:s/>4.43876386e-02]]]]</text:p>
      <text:p text:style-name="Standard"/>
      <text:p text:style-name="Standard"/>
      <text:p text:style-name="Standard"/>
      <text:p text:style-name="Standard"><text:s/>...</text:p>
      <text:p text:style-name="Standard"/>
      <text:p text:style-name="Standard"/>
      <text:p text:style-name="Standard"/>
      <text:p text:style-name="Standard"><text:s/>[[[[-9.44892410e-03 <text:s/>2.91637075e-03 <text:s/>7.23468885e-03 ...</text:p>
      <text:p text:style-name="Standard"><text:s text:c="6"/>2.50120051e-02 <text:s/>1.95305273e-02 <text:s/>1.80968009e-02]</text:p>
      <text:p text:style-name="Standard"><text:s text:c="4"/>[-1.47918388e-02 -4.21141880e-03 -7.34863221e-04 ...</text:p>
      <text:p text:style-name="Standard"><text:s text:c="5"/>-6.08489616e-03 <text:s/>1.06931347e-02 <text:s/>1.23093463e-02]</text:p>
      <text:p text:style-name="Standard"><text:s text:c="4"/>[-4.86418465e-03 -8.82929075e-04 <text:s/>9.93752386e-04 ...</text:p>
      <text:p text:style-name="Standard"><text:s text:c="6"/>2.59975232e-02 <text:s/>2.78899837e-02 <text:s/>2.22155750e-02]</text:p>
      <text:p text:style-name="Standard"><text:s text:c="4"/>...</text:p>
      <text:p text:style-name="Standard"><text:s text:c="4"/>[ 5.30977314e-03 <text:s/>1.52203180e-02 -8.51502642e-03 ...</text:p>
      <text:p text:style-name="Standard"><text:s text:c="5"/>-2.30747741e-02 -1.30001185e-02 -1.53584778e-03]</text:p>
      <text:p text:style-name="Standard"><text:s text:c="4"/>[ 6.02262467e-03 <text:s/>6.13183528e-03 -1.36181898e-02 ...</text:p>
      <text:p text:style-name="Standard"><text:s text:c="5"/>-5.57438619e-02 -5.28429039e-02 -2.78845746e-02]</text:p>
      <text:p text:style-name="Standard"><text:s text:c="4"/>[ 6.40863273e-03 <text:s/>1.03480536e-02 -6.84103463e-04 ...</text:p>
      <text:p text:style-name="Standard"><text:s text:c="5"/>-9.57398023e-03 <text:s/>2.44511478e-03 <text:s/>6.60600187e-03]]</text:p>
      <text:p text:style-name="Standard"/>
      <text:p text:style-name="Standard"><text:s text:c="3"/>[[-9.13057663e-03 -1.35268904e-02 -2.32642740e-02 ...</text:p>
      <text:p text:style-name="Standard"><text:s text:c="5"/>-2.92470530e-02 -2.67435275e-02 -1.29678771e-02]</text:p>
      <text:p text:style-name="Standard"><text:s text:c="4"/>[ 3.00943851e-03 -7.21215177e-03 -1.61178410e-02 ...</text:p>
      <text:p text:style-name="Standard"><text:s text:c="5"/>-3.31948400e-02 -3.53081748e-02 -2.06303485e-02]</text:p>
      <text:p text:style-name="Standard"><text:s text:c="4"/>[-3.21001350e-03 -1.76205356e-02 -3.07386033e-02 ...</text:p>
      <text:p text:style-name="Standard"><text:s text:c="5"/>-9.52860340e-03 -1.06793046e-02 -9.34037566e-03]</text:p>
      <text:p text:style-name="Standard"><text:s text:c="4"/>...</text:p>
      <text:p text:style-name="Standard"><text:s text:c="4"/>[ 4.23845788e-03 <text:s/>6.88967668e-03 <text:s/>4.06486401e-03 ...</text:p>
      <text:p text:style-name="Standard"><text:s text:c="6"/>9.11291987e-02 <text:s/>7.85859674e-02 <text:s/>6.32940382e-02]</text:p>
      <text:p text:style-name="Standard"><text:s text:c="4"/>[ 3.53566604e-03 <text:s/>1.17478631e-02 <text:s/>9.29249357e-03 ...</text:p>
      <text:p text:style-name="Standard"><text:s text:c="6"/>9.80430543e-02 <text:s/>8.61720294e-02 <text:s/>6.70289397e-02]</text:p>
      <text:p text:style-name="Standard"><text:s text:c="4"/>[-1.38840638e-04 <text:s/>6.01952570e-03 <text:s/>1.02040609e-02 ...</text:p>
      <text:p text:style-name="Standard"><text:s text:c="6"/>4.62221019e-02 <text:s/>4.69863862e-02 <text:s/>4.00180444e-02]]]</text:p>
      <text:p text:style-name="Standard"/>
      <text:p text:style-name="Standard"/>
      <text:p text:style-name="Standard"><text:s text:c="2"/>[[[-9.41911526e-03 <text:s/>3.11381044e-03 <text:s/>7.34493416e-03 ...</text:p>
      <text:p text:style-name="Standard"><text:s text:c="6"/>2.48390846e-02 <text:s/>1.93716194e-02 <text:s/>1.80457383e-02]</text:p>
      <text:p text:style-name="Standard"><text:s text:c="4"/>[-1.43093001e-02 -3.60108237e-03 -2.66637129e-04 ...</text:p>
      <text:p text:style-name="Standard"><text:s text:c="5"/>-6.82066008e-03 <text:s/>1.03657218e-02 <text:s/>1.21838804e-02]</text:p>
      <text:p text:style-name="Standard"><text:s text:c="4"/>[-5.24499035e-03 -1.46100344e-03 <text:s/>5.09460573e-04 ...</text:p>
      <text:p text:style-name="Standard"><text:soft-page-break/><text:s text:c="6"/>2.56542079e-02 <text:s/>2.74780169e-02 <text:s/>2.20475141e-02]</text:p>
      <text:p text:style-name="Standard"><text:s text:c="4"/>...</text:p>
      <text:p text:style-name="Standard"><text:s text:c="4"/>[ 4.47188644e-03 <text:s/>1.37054119e-02 -9.43578687e-03 ...</text:p>
      <text:p text:style-name="Standard"><text:s text:c="5"/>-2.25118808e-02 -1.27710011e-02 -2.03084294e-03]</text:p>
      <text:p text:style-name="Standard"><text:s text:c="4"/>[ 6.15058374e-03 <text:s/>7.43036624e-03 -1.20228129e-02 ...</text:p>
      <text:p text:style-name="Standard"><text:s text:c="5"/>-5.63138463e-02 -5.34809716e-02 -2.84685940e-02]</text:p>
      <text:p text:style-name="Standard"><text:s text:c="4"/>[ 6.15890278e-03 <text:s/>1.04580913e-02 -1.03878742e-03 ...</text:p>
      <text:p text:style-name="Standard"><text:s text:c="5"/>-1.03056598e-02 <text:s/>2.19402765e-03 <text:s/>6.23786077e-03]]</text:p>
      <text:p text:style-name="Standard"/>
      <text:p text:style-name="Standard"><text:s text:c="3"/>[[-8.52802861e-03 -1.31121362e-02 -2.32645012e-02 ...</text:p>
      <text:p text:style-name="Standard"><text:s text:c="5"/>-2.88546756e-02 -2.62684561e-02 -1.26573918e-02]</text:p>
      <text:p text:style-name="Standard"><text:s text:c="4"/>[ 3.29650799e-03 -7.15317857e-03 -1.59814134e-02 ...</text:p>
      <text:p text:style-name="Standard"><text:s text:c="5"/>-3.27639282e-02 -3.49563435e-02 -2.01574396e-02]</text:p>
      <text:p text:style-name="Standard"><text:s text:c="4"/>[-3.42146866e-03 -1.71536189e-02 -2.93758772e-02 ...</text:p>
      <text:p text:style-name="Standard"><text:s text:c="5"/>-9.15070716e-03 -1.00166015e-02 -8.49611405e-03]</text:p>
      <text:p text:style-name="Standard"><text:s text:c="4"/>...</text:p>
      <text:p text:style-name="Standard"><text:s text:c="4"/>[ 4.47999407e-03 <text:s/>6.57023629e-03 <text:s/>3.37134348e-03 ...</text:p>
      <text:p text:style-name="Standard"><text:s text:c="6"/>9.02689621e-02 <text:s/>7.79097229e-02 <text:s/>6.27238303e-02]</text:p>
      <text:p text:style-name="Standard"><text:s text:c="4"/>[ 3.73479631e-03 <text:s/>1.22131677e-02 <text:s/>8.44191108e-03 ...</text:p>
      <text:p text:style-name="Standard"><text:s text:c="6"/>9.84925702e-02 <text:s/>8.65297168e-02 <text:s/>6.69809580e-02]</text:p>
      <text:p text:style-name="Standard"><text:s text:c="4"/>[ 2.77257524e-04 <text:s/>6.50467863e-03 <text:s/>9.33589507e-03 ...</text:p>
      <text:p text:style-name="Standard"><text:s text:c="6"/>4.70416769e-02 <text:s/>4.73901927e-02 <text:s/>3.99964452e-02]]]</text:p>
      <text:p text:style-name="Standard"/>
      <text:p text:style-name="Standard"/>
      <text:p text:style-name="Standard"><text:s text:c="2"/>[[[-9.23652388e-03 <text:s/>3.15704290e-03 <text:s/>7.33054988e-03 ...</text:p>
      <text:p text:style-name="Standard"><text:s text:c="6"/>2.47635841e-02 <text:s/>1.93624943e-02 <text:s/>1.80251002e-02]</text:p>
      <text:p text:style-name="Standard"><text:s text:c="4"/>[-1.37783252e-02 -3.29106511e-03 -2.29896163e-04 ...</text:p>
      <text:p text:style-name="Standard"><text:s text:c="5"/>-6.73466036e-03 <text:s/>1.03162006e-02 <text:s/>1.21529242e-02]</text:p>
      <text:p text:style-name="Standard"><text:s text:c="4"/>[-5.59298228e-03 -1.94044807e-03 -2.40790891e-04 ...</text:p>
      <text:p text:style-name="Standard"><text:s text:c="6"/>2.51949765e-02 <text:s/>2.72142999e-02 <text:s/>2.18846574e-02]</text:p>
      <text:p text:style-name="Standard"><text:s text:c="4"/>...</text:p>
      <text:p text:style-name="Standard"><text:s text:c="4"/>[ 2.67871749e-03 <text:s/>1.07327932e-02 -9.74405184e-03 ...</text:p>
      <text:p text:style-name="Standard"><text:s text:c="5"/>-2.26026364e-02 -1.29047483e-02 -2.30517052e-03]</text:p>
      <text:p text:style-name="Standard"><text:s text:c="4"/>[ 6.06967648e-03 <text:s/>7.69104436e-03 -1.12846205e-02 ...</text:p>
      <text:p text:style-name="Standard"><text:s text:c="5"/>-5.64284623e-02 -5.34710139e-02 -2.85288207e-02]</text:p>
      <text:p text:style-name="Standard"><text:s text:c="4"/>[ 5.77042438e-03 <text:s/>1.01952367e-02 -9.74727329e-04 ...</text:p>
      <text:p text:style-name="Standard"><text:s text:c="5"/>-1.02096424e-02 <text:s/>2.34084390e-03 <text:s/>6.18393160e-03]]</text:p>
      <text:p text:style-name="Standard"/>
      <text:p text:style-name="Standard"><text:s text:c="3"/>[[-8.14983994e-03 -1.27530638e-02 -2.30875239e-02 ...</text:p>
      <text:p text:style-name="Standard"><text:s text:c="5"/>-2.90785115e-02 -2.65623145e-02 -1.27523253e-02]</text:p>
      <text:p text:style-name="Standard"><text:s text:c="4"/>[ 3.31305573e-03 -7.10763689e-03 -1.57179441e-02 ...</text:p>
      <text:p text:style-name="Standard"><text:s text:c="5"/>-3.28991711e-02 -3.50422226e-02 -2.00294349e-02]</text:p>
      <text:p text:style-name="Standard"><text:s text:c="4"/>[-3.42015736e-03 -1.68512687e-02 -2.83334963e-02 ...</text:p>
      <text:p text:style-name="Standard"><text:s text:c="5"/>-9.45245940e-03 -1.02838818e-02 -8.54842551e-03]</text:p>
      <text:p text:style-name="Standard"><text:s text:c="4"/>...</text:p>
      <text:p text:style-name="Standard"><text:s text:c="4"/>[ 5.01827989e-03 <text:s/>6.87118247e-03 <text:s/>4.44138749e-03 ...</text:p>
      <text:p text:style-name="Standard"><text:s text:c="6"/>9.02652219e-02 <text:s/>7.76572526e-02 <text:s/>6.24790341e-02]</text:p>
      <text:p text:style-name="Standard"><text:s text:c="4"/>[ 4.11386462e-03 <text:s/>1.27537893e-02 <text:s/>7.88794365e-03 ...</text:p>
      <text:p text:style-name="Standard"><text:s text:c="6"/>9.81431454e-02 <text:s/>8.59786719e-02 <text:s/>6.64766133e-02]</text:p>
      <text:p text:style-name="Standard"><text:s text:c="4"/>[ 4.98341396e-04 <text:s/>6.52424758e-03 <text:s/>8.75992887e-03 ...</text:p>
      <text:p text:style-name="Standard"><text:s text:c="6"/>4.71879393e-02 <text:s/>4.73217443e-02 <text:s/>3.97696570e-02]]]</text:p>
      <text:p text:style-name="Standard"/>
      <text:p text:style-name="Standard"><text:soft-page-break/></text:p>
      <text:p text:style-name="Standard"><text:s text:c="2"/>...</text:p>
      <text:p text:style-name="Standard"/>
      <text:p text:style-name="Standard"/>
      <text:p text:style-name="Standard"><text:s text:c="2"/>[[[-9.17069614e-03 <text:s/>3.82545427e-03 <text:s/>8.26273579e-03 ...</text:p>
      <text:p text:style-name="Standard"><text:s text:c="6"/>2.46025529e-02 <text:s/>1.93579495e-02 <text:s/>1.80680305e-02]</text:p>
      <text:p text:style-name="Standard"><text:s text:c="4"/>[-1.42471045e-02 -4.18659579e-03 <text:s/>1.45936850e-04 ...</text:p>
      <text:p text:style-name="Standard"><text:s text:c="5"/>-6.39873138e-03 <text:s/>1.06336903e-02 <text:s/>1.23355752e-02]</text:p>
      <text:p text:style-name="Standard"><text:s text:c="4"/>[-7.05440529e-03 -3.24079907e-03 -4.59760195e-04 ...</text:p>
      <text:p text:style-name="Standard"><text:s text:c="6"/>2.49937288e-02 <text:s/>2.71631852e-02 <text:s/>2.19064131e-02]</text:p>
      <text:p text:style-name="Standard"><text:s text:c="4"/>...</text:p>
      <text:p text:style-name="Standard"><text:s text:c="4"/>[ 2.60113925e-03 <text:s/>1.15177901e-02 -6.81892224e-03 ...</text:p>
      <text:p text:style-name="Standard"><text:s text:c="5"/>-2.19827779e-02 -1.28809437e-02 -3.24222678e-03]</text:p>
      <text:p text:style-name="Standard"><text:s text:c="4"/>[ 6.34557987e-03 <text:s/>8.18687864e-03 -9.80641600e-03 ...</text:p>
      <text:p text:style-name="Standard"><text:s text:c="5"/>-5.70899919e-02 -5.42436987e-02 -2.95457691e-02]</text:p>
      <text:p text:style-name="Standard"><text:s text:c="4"/>[ 6.17070217e-03 <text:s/>1.11017302e-02 <text:s/>1.52894109e-03 ...</text:p>
      <text:p text:style-name="Standard"><text:s text:c="5"/>-1.04755275e-02 <text:s/>2.26251036e-03 <text:s/>6.22787233e-03]]</text:p>
      <text:p text:style-name="Standard"/>
      <text:p text:style-name="Standard"><text:s text:c="3"/>[[-6.71567302e-03 -1.18098725e-02 -2.39429101e-02 ...</text:p>
      <text:p text:style-name="Standard"><text:s text:c="5"/>-2.88934037e-02 -2.65486185e-02 -1.28386319e-02]</text:p>
      <text:p text:style-name="Standard"><text:s text:c="4"/>[ 4.43244725e-03 -7.20249582e-03 -1.71190426e-02 ...</text:p>
      <text:p text:style-name="Standard"><text:s text:c="5"/>-3.26217748e-02 -3.49749923e-02 -1.99296102e-02]</text:p>
      <text:p text:style-name="Standard"><text:s text:c="4"/>[-2.53637554e-03 -1.56316776e-02 -2.72985660e-02 ...</text:p>
      <text:p text:style-name="Standard"><text:s text:c="5"/>-9.66143515e-03 -1.03764981e-02 -8.40570312e-03]</text:p>
      <text:p text:style-name="Standard"><text:s text:c="4"/>...</text:p>
      <text:p text:style-name="Standard"><text:s text:c="4"/>[ 5.91828441e-03 <text:s/>5.38994838e-03 <text:s/>3.70772643e-04 ...</text:p>
      <text:p text:style-name="Standard"><text:s text:c="6"/>9.21391249e-02 <text:s/>7.90287107e-02 <text:s/>6.28278628e-02]</text:p>
      <text:p text:style-name="Standard"><text:s text:c="4"/>[ 2.67669000e-03 <text:s/>9.41740349e-03 <text:s/>3.34702968e-03 ...</text:p>
      <text:p text:style-name="Standard"><text:s text:c="6"/>9.90931839e-02 <text:s/>8.68096650e-02 <text:s/>6.66510165e-02]</text:p>
      <text:p text:style-name="Standard"><text:s text:c="4"/>[-4.84229531e-04 <text:s/>4.45215311e-03 <text:s/>7.16404477e-03 ...</text:p>
      <text:p text:style-name="Standard"><text:s text:c="6"/>4.76964787e-02 <text:s/>4.78339903e-02 <text:s/>3.99058722e-02]]]</text:p>
      <text:p text:style-name="Standard"/>
      <text:p text:style-name="Standard"/>
      <text:p text:style-name="Standard"><text:s text:c="2"/>[[[-9.21095256e-03 <text:s/>3.30281397e-03 <text:s/>7.43946433e-03 ...</text:p>
      <text:p text:style-name="Standard"><text:s text:c="6"/>2.46193931e-02 <text:s/>1.93086956e-02 <text:s/>1.80341881e-02]</text:p>
      <text:p text:style-name="Standard"><text:s text:c="4"/>[-1.39171202e-02 -3.30017135e-03 -7.08483858e-05 ...</text:p>
      <text:p text:style-name="Standard"><text:s text:c="5"/>-6.72761258e-03 <text:s/>1.03968512e-02 <text:s/>1.22317011e-02]</text:p>
      <text:p text:style-name="Standard"><text:s text:c="4"/>[-6.03458425e-03 -2.12245621e-03 <text:s/>2.18569767e-05 ...</text:p>
      <text:p text:style-name="Standard"><text:s text:c="6"/>2.51803268e-02 <text:s/>2.72163171e-02 <text:s/>2.19203383e-02]</text:p>
      <text:p text:style-name="Standard"><text:s text:c="4"/>...</text:p>
      <text:p text:style-name="Standard"><text:s text:c="4"/>[ 3.72883724e-03 <text:s/>1.25861093e-02 -8.06264300e-03 ...</text:p>
      <text:p text:style-name="Standard"><text:s text:c="5"/>-2.25502420e-02 -1.28022097e-02 -2.56028306e-03]</text:p>
      <text:p text:style-name="Standard"><text:s text:c="4"/>[ 6.61773747e-03 <text:s/>9.10377782e-03 -9.40958411e-03 ...</text:p>
      <text:p text:style-name="Standard"><text:s text:c="5"/>-5.65101206e-02 -5.36176413e-02 -2.88860667e-02]</text:p>
      <text:p text:style-name="Standard"><text:s text:c="4"/>[ 6.08944613e-03 <text:s/>1.05236368e-02 <text:s/>4.16545663e-04 ...</text:p>
      <text:p text:style-name="Standard"><text:s text:c="5"/>-9.97849833e-03 <text:s/>2.64526834e-03 <text:s/>6.11692946e-03]]</text:p>
      <text:p text:style-name="Standard"/>
      <text:p text:style-name="Standard"><text:s text:c="3"/>[[-7.80940847e-03 -1.25264982e-02 -2.32412592e-02 ...</text:p>
      <text:p text:style-name="Standard"><text:s text:c="5"/>-2.88537219e-02 -2.64088344e-02 -1.27481623e-02]</text:p>
      <text:p text:style-name="Standard"><text:s text:c="4"/>[ 3.55942873e-03 -7.24907545e-03 -1.59960538e-02 ...</text:p>
      <text:p text:style-name="Standard"><text:s text:c="5"/>-3.26873437e-02 -3.48695740e-02 -1.99198723e-02]</text:p>
      <text:p text:style-name="Standard"><text:s text:c="4"/>[-3.30986851e-03 -1.65648852e-02 -2.77925283e-02 ...</text:p>
      <text:p text:style-name="Standard"><text:soft-page-break/><text:s text:c="5"/>-9.34301503e-03 -1.01601155e-02 -8.40895623e-03]</text:p>
      <text:p text:style-name="Standard"><text:s text:c="4"/>...</text:p>
      <text:p text:style-name="Standard"><text:s text:c="4"/>[ 5.42004779e-03 <text:s/>5.63601404e-03 <text:s/>3.34263488e-04 ...</text:p>
      <text:p text:style-name="Standard"><text:s text:c="6"/>9.14160460e-02 <text:s/>7.78743923e-02 <text:s/>6.23050183e-02]</text:p>
      <text:p text:style-name="Standard"><text:s text:c="4"/>[ 3.10190720e-03 <text:s/>1.07154157e-02 <text:s/>5.50412852e-03 ...</text:p>
      <text:p text:style-name="Standard"><text:s text:c="6"/>9.88193303e-02 <text:s/>8.63184631e-02 <text:s/>6.61974847e-02]</text:p>
      <text:p text:style-name="Standard"><text:s text:c="4"/>[-2.50448473e-04 <text:s/>5.56645682e-03 <text:s/>7.73641234e-03 ...</text:p>
      <text:p text:style-name="Standard"><text:s text:c="6"/>4.75307778e-02 <text:s/>4.74633798e-02 <text:s/>3.96720842e-02]]]</text:p>
      <text:p text:style-name="Standard"/>
      <text:p text:style-name="Standard"/>
      <text:p text:style-name="Standard"><text:s text:c="2"/>[[[-9.49810352e-03 <text:s/>3.06478376e-03 <text:s/>7.32223550e-03 ...</text:p>
      <text:p text:style-name="Standard"><text:s text:c="6"/>2.50276923e-02 <text:s/>1.96168870e-02 <text:s/>1.81715973e-02]</text:p>
      <text:p text:style-name="Standard"><text:s text:c="4"/>[-1.43560264e-02 -3.70373507e-03 -3.31347925e-04 ...</text:p>
      <text:p text:style-name="Standard"><text:s text:c="5"/>-6.04046416e-03 <text:s/>1.06949611e-02 <text:s/>1.22494027e-02]</text:p>
      <text:p text:style-name="Standard"><text:s text:c="4"/>[-5.12206461e-03 -1.30649877e-03 <text:s/>6.32158248e-04 ...</text:p>
      <text:p text:style-name="Standard"><text:s text:c="6"/>2.60863490e-02 <text:s/>2.79176086e-02 <text:s/>2.22040229e-02]</text:p>
      <text:p text:style-name="Standard"><text:s text:c="4"/>...</text:p>
      <text:p text:style-name="Standard"><text:s text:c="4"/>[ 4.08823555e-03 <text:s/>1.38696805e-02 -9.52325389e-03 ...</text:p>
      <text:p text:style-name="Standard"><text:s text:c="5"/>-2.34641917e-02 -1.33624561e-02 -2.00235937e-03]</text:p>
      <text:p text:style-name="Standard"><text:s text:c="4"/>[ 6.26604771e-03 <text:s/>7.34220445e-03 -1.22511238e-02 ...</text:p>
      <text:p text:style-name="Standard"><text:s text:c="5"/>-5.65400794e-02 -5.35648614e-02 -2.83302553e-02]</text:p>
      <text:p text:style-name="Standard"><text:s text:c="4"/>[ 6.18876377e-03 <text:s/>1.03420392e-02 -1.14778290e-03 ...</text:p>
      <text:p text:style-name="Standard"><text:s text:c="5"/>-9.98999644e-03 <text:s/>2.33489810e-03 <text:s/>6.59662392e-03]]</text:p>
      <text:p text:style-name="Standard"/>
      <text:p text:style-name="Standard"><text:s text:c="3"/>[[-8.53940286e-03 -1.30964909e-02 -2.33409293e-02 ...</text:p>
      <text:p text:style-name="Standard"><text:s text:c="5"/>-2.92814784e-02 -2.68123113e-02 -1.30099077e-02]</text:p>
      <text:p text:style-name="Standard"><text:s text:c="4"/>[ 3.32786841e-03 -7.08184578e-03 -1.60379633e-02 ...</text:p>
      <text:p text:style-name="Standard"><text:s text:c="5"/>-3.32247838e-02 -3.54067534e-02 -2.06838660e-02]</text:p>
      <text:p text:style-name="Standard"><text:s text:c="4"/>[-3.43447598e-03 -1.71898622e-02 -2.96874437e-02 ...</text:p>
      <text:p text:style-name="Standard"><text:s text:c="5"/>-9.76409856e-03 -1.07470555e-02 -9.28715430e-03]</text:p>
      <text:p text:style-name="Standard"><text:s text:c="4"/>...</text:p>
      <text:p text:style-name="Standard"><text:s text:c="4"/>[ 5.29120117e-03 <text:s/>7.13196816e-03 <text:s/>3.89747834e-03 ...</text:p>
      <text:p text:style-name="Standard"><text:s text:c="6"/>9.21119153e-02 <text:s/>7.94443190e-02 <text:s/>6.42013326e-02]</text:p>
      <text:p text:style-name="Standard"><text:s text:c="4"/>[ 3.66477249e-03 <text:s/>1.21998750e-02 <text:s/>8.46381299e-03 ...</text:p>
      <text:p text:style-name="Standard"><text:s text:c="6"/>9.85440686e-02 <text:s/>8.65301490e-02 <text:s/>6.73489198e-02]</text:p>
      <text:p text:style-name="Standard"><text:s text:c="4"/>[ 5.12538478e-04 <text:s/>6.87078852e-03 <text:s/>9.73259564e-03 ...</text:p>
      <text:p text:style-name="Standard"><text:s text:c="6"/>4.66160998e-02 <text:s/>4.73272949e-02 <text:s/>4.02399935e-02]]]]</text:p>
      <text:p text:style-name="Standard"/>
      <text:p text:style-name="Standard"/>
      <text:p text:style-name="Standard"/>
      <text:p text:style-name="Standard"><text:s/>[[[[-9.33793746e-03 <text:s/>2.88215280e-03 <text:s/>7.22707435e-03 ...</text:p>
      <text:p text:style-name="Standard"><text:s text:c="6"/>2.49777250e-02 <text:s/>1.95201933e-02 <text:s/>1.81269664e-02]</text:p>
      <text:p text:style-name="Standard"><text:s text:c="4"/>[-1.44935418e-02 -4.00308473e-03 -7.65868754e-04 ...</text:p>
      <text:p text:style-name="Standard"><text:s text:c="5"/>-5.95994433e-03 <text:s/>1.07725114e-02 <text:s/>1.23572517e-02]</text:p>
      <text:p text:style-name="Standard"><text:s text:c="4"/>[-5.04837092e-03 -1.14991888e-03 <text:s/>5.02170296e-04 ...</text:p>
      <text:p text:style-name="Standard"><text:s text:c="6"/>2.60607358e-02 <text:s/>2.79736519e-02 <text:s/>2.22997852e-02]</text:p>
      <text:p text:style-name="Standard"><text:s text:c="4"/>...</text:p>
      <text:p text:style-name="Standard"><text:s text:c="4"/>[ 4.72512655e-03 <text:s/>1.50763523e-02 -8.31449125e-03 ...</text:p>
      <text:p text:style-name="Standard"><text:s text:c="5"/>-2.30127219e-02 -1.30041093e-02 -1.56656234e-03]</text:p>
      <text:p text:style-name="Standard"><text:s text:c="4"/>[ 6.18138444e-03 <text:s/>7.45630777e-03 -1.21410508e-02 ...</text:p>
      <text:p text:style-name="Standard"><text:s text:c="5"/>-5.53871617e-02 -5.25231585e-02 -2.76740678e-02]</text:p>
      <text:p text:style-name="Standard"><text:s text:c="4"/>[ 6.46831514e-03 <text:s/>1.00968704e-02 -5.47084957e-04 ...</text:p>
      <text:p text:style-name="Standard"><text:soft-page-break/><text:s text:c="5"/>-9.26879048e-03 <text:s/>2.58693285e-03 <text:s/>6.69681374e-03]]</text:p>
      <text:p text:style-name="Standard"/>
      <text:p text:style-name="Standard"><text:s text:c="3"/>[[-9.23437253e-03 -1.34847322e-02 -2.31830794e-02 ...</text:p>
      <text:p text:style-name="Standard"><text:s text:c="5"/>-2.92421952e-02 -2.67644804e-02 -1.30041242e-02]</text:p>
      <text:p text:style-name="Standard"><text:s text:c="4"/>[ 2.75832415e-03 -7.36139994e-03 -1.61161944e-02 ...</text:p>
      <text:p text:style-name="Standard"><text:s text:c="5"/>-3.31809819e-02 -3.52772810e-02 -2.06248052e-02]</text:p>
      <text:p text:style-name="Standard"><text:s text:c="4"/>[-3.29013425e-03 -1.77010931e-02 -3.03159617e-02 ...</text:p>
      <text:p text:style-name="Standard"><text:s text:c="5"/>-9.75751877e-03 -1.07773002e-02 -9.39877518e-03]</text:p>
      <text:p text:style-name="Standard"><text:s text:c="4"/>...</text:p>
      <text:p text:style-name="Standard"><text:s text:c="4"/>[ 4.60123038e-03 <text:s/>6.84562931e-03 <text:s/>3.85593204e-03 ...</text:p>
      <text:p text:style-name="Standard"><text:s text:c="6"/>9.09709558e-02 <text:s/>7.83474371e-02 <text:s/>6.29662946e-02]</text:p>
      <text:p text:style-name="Standard"><text:s text:c="4"/>[ 3.50621389e-03 <text:s/>1.18431356e-02 <text:s/>9.15518776e-03 ...</text:p>
      <text:p text:style-name="Standard"><text:s text:c="6"/>9.77283865e-02 <text:s/>8.59373435e-02 <text:s/>6.68135881e-02]</text:p>
      <text:p text:style-name="Standard"><text:s text:c="4"/>[-1.64364465e-04 <text:s/>5.99559397e-03 <text:s/>9.90435854e-03 ...</text:p>
      <text:p text:style-name="Standard"><text:s text:c="6"/>4.57541756e-02 <text:s/>4.66145724e-02 <text:s/>3.97859141e-02]]]</text:p>
      <text:p text:style-name="Standard"/>
      <text:p text:style-name="Standard"/>
      <text:p text:style-name="Standard"><text:s text:c="2"/>[[[-9.37854033e-03 <text:s/>3.04373354e-03 <text:s/>7.32567161e-03 ...</text:p>
      <text:p text:style-name="Standard"><text:s text:c="6"/>2.48227250e-02 <text:s/>1.93897579e-02 <text:s/>1.80963874e-02]</text:p>
      <text:p text:style-name="Standard"><text:s text:c="4"/>[-1.40748890e-02 -3.48500046e-03 -2.19516805e-04 ...</text:p>
      <text:p text:style-name="Standard"><text:s text:c="5"/>-6.67663198e-03 <text:s/>1.04685193e-02 <text:s/>1.22382119e-02]</text:p>
      <text:p text:style-name="Standard"><text:s text:c="4"/>[-5.37411403e-03 -1.62963837e-03 <text:s/>2.79880827e-04 ...</text:p>
      <text:p text:style-name="Standard"><text:s text:c="6"/>2.56902389e-02 <text:s/>2.75590755e-02 <text:s/>2.21084356e-02]</text:p>
      <text:p text:style-name="Standard"><text:s text:c="4"/>...</text:p>
      <text:p text:style-name="Standard"><text:s text:c="4"/>[ 3.82523658e-03 <text:s/>1.32753812e-02 -8.99662450e-03 ...</text:p>
      <text:p text:style-name="Standard"><text:s text:c="5"/>-2.24118121e-02 -1.27559602e-02 -2.05841474e-03]</text:p>
      <text:p text:style-name="Standard"><text:s text:c="4"/>[ 6.26297807e-03 <text:s/>8.41482915e-03 -1.08668851e-02 ...</text:p>
      <text:p text:style-name="Standard"><text:s text:c="5"/>-5.58206327e-02 -5.30508608e-02 -2.82141194e-02]</text:p>
      <text:p text:style-name="Standard"><text:s text:c="4"/>[ 6.27647340e-03 <text:s/>1.02988891e-02 -7.31382985e-04 ...</text:p>
      <text:p text:style-name="Standard"><text:s text:c="5"/>-9.88955423e-03 <text:s/>2.34759087e-03 <text:s/>6.28518220e-03]]</text:p>
      <text:p text:style-name="Standard"/>
      <text:p text:style-name="Standard"><text:s text:c="3"/>[[-8.65105726e-03 -1.30868237e-02 -2.32098773e-02 ...</text:p>
      <text:p text:style-name="Standard"><text:s text:c="5"/>-2.89032049e-02 -2.63588112e-02 -1.27169639e-02]</text:p>
      <text:p text:style-name="Standard"><text:s text:c="4"/>[ 3.08930664e-03 -7.23096915e-03 -1.60326529e-02 ...</text:p>
      <text:p text:style-name="Standard"><text:s text:c="5"/>-3.27301286e-02 -3.48787233e-02 -2.00994890e-02]</text:p>
      <text:p text:style-name="Standard"><text:s text:c="4"/>[-3.58878309e-03 -1.72355846e-02 -2.89504342e-02 ...</text:p>
      <text:p text:style-name="Standard"><text:s text:c="5"/>-9.29041766e-03 -1.00471471e-02 -8.51462781e-03]</text:p>
      <text:p text:style-name="Standard"><text:s text:c="4"/>...</text:p>
      <text:p text:style-name="Standard"><text:s text:c="4"/>[ 5.05349366e-03 <text:s/>7.05886679e-03 <text:s/>3.64610623e-03 ...</text:p>
      <text:p text:style-name="Standard"><text:s text:c="6"/>8.99570361e-02 <text:s/>7.74698332e-02 <text:s/>6.22059628e-02]</text:p>
      <text:p text:style-name="Standard"><text:s text:c="4"/>[ 3.61408992e-03 <text:s/>1.22403027e-02 <text:s/>8.63265991e-03 ...</text:p>
      <text:p text:style-name="Standard"><text:s text:c="6"/>9.81325954e-02 <text:s/>8.61284435e-02 <text:s/>6.65582716e-02]</text:p>
      <text:p text:style-name="Standard"><text:s text:c="4"/>[ 2.66119838e-04 <text:s/>6.48568943e-03 <text:s/>9.11583845e-03 ...</text:p>
      <text:p text:style-name="Standard"><text:s text:c="6"/>4.66575995e-02 <text:s/>4.70342189e-02 <text:s/>3.97036821e-02]]]</text:p>
      <text:p text:style-name="Standard"/>
      <text:p text:style-name="Standard"/>
      <text:p text:style-name="Standard"><text:s text:c="2"/>[[[-9.14310012e-03 <text:s/>3.07698874e-03 <text:s/>7.32219731e-03 ...</text:p>
      <text:p text:style-name="Standard"><text:s text:c="6"/>2.47838534e-02 <text:s/>1.93897486e-02 <text:s/>1.80637836e-02]</text:p>
      <text:p text:style-name="Standard"><text:s text:c="4"/>[-1.36593869e-02 -3.37720616e-03 -2.73082755e-04 ...</text:p>
      <text:p text:style-name="Standard"><text:s text:c="5"/>-6.60854997e-03 <text:s/>1.04317190e-02 <text:s/>1.22117233e-02]</text:p>
      <text:p text:style-name="Standard"><text:s text:c="4"/>[-5.78502519e-03 -2.09246599e-03 -4.49276878e-04 ...</text:p>
      <text:p text:style-name="Standard"><text:s text:c="6"/>2.52197105e-02 <text:s/>2.72992216e-02 <text:s/>2.19506025e-02]</text:p>
      <text:p text:style-name="Standard"><text:soft-page-break/><text:s text:c="4"/>...</text:p>
      <text:p text:style-name="Standard"><text:s text:c="4"/>[ 2.39572395e-03 <text:s/>1.03522800e-02 -9.71619040e-03 ...</text:p>
      <text:p text:style-name="Standard"><text:s text:c="5"/>-2.24738177e-02 -1.27935056e-02 -2.25370796e-03]</text:p>
      <text:p text:style-name="Standard"><text:s text:c="4"/>[ 6.25851005e-03 <text:s/>8.79091583e-03 -1.02376621e-02 ...</text:p>
      <text:p text:style-name="Standard"><text:s text:c="5"/>-5.59748486e-02 -5.31230271e-02 -2.83023696e-02]</text:p>
      <text:p text:style-name="Standard"><text:s text:c="4"/>[ 6.01917831e-03 <text:s/>1.00787804e-02 -4.74993140e-04 ...</text:p>
      <text:p text:style-name="Standard"><text:s text:c="5"/>-9.83766280e-03 <text:s/>2.50674225e-03 <text:s/>6.24069339e-03]]</text:p>
      <text:p text:style-name="Standard"/>
      <text:p text:style-name="Standard"><text:s text:c="3"/>[[-8.22510384e-03 -1.26983477e-02 -2.29735170e-02 ...</text:p>
      <text:p text:style-name="Standard"><text:s text:c="5"/>-2.91596949e-02 -2.66275294e-02 -1.27499029e-02]</text:p>
      <text:p text:style-name="Standard"><text:s text:c="4"/>[ 3.15367291e-03 -7.14139733e-03 -1.56792067e-02 ...</text:p>
      <text:p text:style-name="Standard"><text:s text:c="5"/>-3.29066068e-02 -3.50289345e-02 -2.00146511e-02]</text:p>
      <text:p text:style-name="Standard"><text:s text:c="4"/>[-3.35238106e-03 -1.67709570e-02 -2.78911144e-02 ...</text:p>
      <text:p text:style-name="Standard"><text:s text:c="5"/>-9.62995831e-03 -1.03550553e-02 -8.57723504e-03]</text:p>
      <text:p text:style-name="Standard"><text:s text:c="4"/>...</text:p>
      <text:p text:style-name="Standard"><text:s text:c="4"/>[ 5.55850333e-03 <text:s/>7.00382795e-03 <text:s/>4.32414934e-03 ...</text:p>
      <text:p text:style-name="Standard"><text:s text:c="6"/>8.99317265e-02 <text:s/>7.72607327e-02 <text:s/>6.19978160e-02]</text:p>
      <text:p text:style-name="Standard"><text:s text:c="4"/>[ 3.87856551e-03 <text:s/>1.25703141e-02 <text:s/>7.93950446e-03 ...</text:p>
      <text:p text:style-name="Standard"><text:s text:c="6"/>9.78600532e-02 <text:s/>8.56347233e-02 <text:s/>6.60879239e-02]</text:p>
      <text:p text:style-name="Standard"><text:s text:c="4"/>[ 2.71474011e-04 <text:s/>6.26642630e-03 <text:s/>8.48583411e-03 ...</text:p>
      <text:p text:style-name="Standard"><text:s text:c="6"/>4.67522778e-02 <text:s/>4.69536521e-02 <text:s/>3.95394899e-02]]]</text:p>
      <text:p text:style-name="Standard"/>
      <text:p text:style-name="Standard"/>
      <text:p text:style-name="Standard"><text:s text:c="2"/>...</text:p>
      <text:p text:style-name="Standard"/>
      <text:p text:style-name="Standard"/>
      <text:p text:style-name="Standard"><text:s text:c="2"/>[[[-9.06336587e-03 <text:s/>3.83392256e-03 <text:s/>8.31877626e-03 ...</text:p>
      <text:p text:style-name="Standard"><text:s text:c="6"/>2.45935991e-02 <text:s/>1.93259642e-02 <text:s/>1.80670209e-02]</text:p>
      <text:p text:style-name="Standard"><text:s text:c="4"/>[-1.42476372e-02 -4.21557762e-03 <text:s/>5.79362386e-05 ...</text:p>
      <text:p text:style-name="Standard"><text:s text:c="5"/>-6.32000901e-03 <text:s/>1.07335392e-02 <text:s/>1.24021592e-02]</text:p>
      <text:p text:style-name="Standard"><text:s text:c="4"/>[-7.14717200e-03 -3.54738557e-03 -7.90463295e-04 ...</text:p>
      <text:p text:style-name="Standard"><text:s text:c="6"/>2.50827447e-02 <text:s/>2.72658207e-02 <text:s/>2.19831485e-02]</text:p>
      <text:p text:style-name="Standard"><text:s text:c="4"/>...</text:p>
      <text:p text:style-name="Standard"><text:s text:c="4"/>[ 2.56638555e-03 <text:s/>1.07824542e-02 -7.03193760e-03 ...</text:p>
      <text:p text:style-name="Standard"><text:s text:c="5"/>-2.18846686e-02 -1.28030293e-02 -3.19332955e-03]</text:p>
      <text:p text:style-name="Standard"><text:s text:c="4"/>[ 6.19262736e-03 <text:s/>8.74318462e-03 -9.02261958e-03 ...</text:p>
      <text:p text:style-name="Standard"><text:s text:c="5"/>-5.67518845e-02 -5.39946221e-02 -2.92690825e-02]</text:p>
      <text:p text:style-name="Standard"><text:s text:c="4"/>[ 6.34989422e-03 <text:s/>1.08936559e-02 <text:s/>1.65269990e-03 ...</text:p>
      <text:p text:style-name="Standard"><text:s text:c="5"/>-1.01509541e-02 <text:s/>2.36198865e-03 <text:s/>6.31166343e-03]]</text:p>
      <text:p text:style-name="Standard"/>
      <text:p text:style-name="Standard"><text:s text:c="3"/>[[-6.79827761e-03 -1.17340107e-02 -2.38733329e-02 ...</text:p>
      <text:p text:style-name="Standard"><text:s text:c="5"/>-2.88984701e-02 -2.65301503e-02 -1.27973743e-02]</text:p>
      <text:p text:style-name="Standard"><text:s text:c="4"/>[ 4.26489627e-03 -7.33560044e-03 -1.71680227e-02 ...</text:p>
      <text:p text:style-name="Standard"><text:s text:c="5"/>-3.26019526e-02 -3.49128582e-02 -1.98580436e-02]</text:p>
      <text:p text:style-name="Standard"><text:s text:c="4"/>[-2.43863440e-03 -1.55578498e-02 -2.70660482e-02 ...</text:p>
      <text:p text:style-name="Standard"><text:s text:c="5"/>-9.90898348e-03 -1.04315532e-02 -8.37118458e-03]</text:p>
      <text:p text:style-name="Standard"><text:s text:c="4"/>...</text:p>
      <text:p text:style-name="Standard"><text:s text:c="4"/>[ 6.19000569e-03 <text:s/>5.75522007e-03 <text:s/>6.17327169e-04 ...</text:p>
      <text:p text:style-name="Standard"><text:s text:c="6"/>9.16484594e-02 <text:s/>7.85798728e-02 <text:s/>6.24038577e-02]</text:p>
      <text:p text:style-name="Standard"><text:s text:c="4"/>[ 2.75343936e-03 <text:s/>1.00254165e-02 <text:s/>4.35539614e-03 ...</text:p>
      <text:p text:style-name="Standard"><text:s text:c="6"/>9.87024009e-02 <text:s/>8.63666534e-02 <text:s/>6.63486198e-02]</text:p>
      <text:p text:style-name="Standard"><text:s text:c="4"/>[-6.29247632e-04 <text:s/>4.44694608e-03 <text:s/>7.38136051e-03 ...</text:p>
      <text:p text:style-name="Standard"><text:soft-page-break/><text:s text:c="6"/>4.71373871e-02 <text:s/>4.74138707e-02 <text:s/>3.97199690e-02]]]</text:p>
      <text:p text:style-name="Standard"/>
      <text:p text:style-name="Standard"/>
      <text:p text:style-name="Standard"><text:s text:c="2"/>[[[-9.12048202e-03 <text:s/>3.23144556e-03 <text:s/>7.44779734e-03 ...</text:p>
      <text:p text:style-name="Standard"><text:s text:c="6"/>2.46538669e-02 <text:s/>1.93403922e-02 <text:s/>1.80742294e-02]</text:p>
      <text:p text:style-name="Standard"><text:s text:c="4"/>[-1.38235968e-02 -3.39633180e-03 -1.58414477e-04 ...</text:p>
      <text:p text:style-name="Standard"><text:s text:c="5"/>-6.62045460e-03 <text:s/>1.04924422e-02 <text:s/>1.22829378e-02]</text:p>
      <text:p text:style-name="Standard"><text:s text:c="4"/>[-6.17230264e-03 -2.32558162e-03 -3.01022665e-04 ...</text:p>
      <text:p text:style-name="Standard"><text:s text:c="6"/>2.52028890e-02 <text:s/>2.72901878e-02 <text:s/>2.19787285e-02]</text:p>
      <text:p text:style-name="Standard"><text:s text:c="4"/>...</text:p>
      <text:p text:style-name="Standard"><text:s text:c="4"/>[ 3.60214245e-03 <text:s/>1.21466666e-02 -7.95352273e-03 ...</text:p>
      <text:p text:style-name="Standard"><text:s text:c="5"/>-2.24608984e-02 -1.27357449e-02 -2.47089658e-03]</text:p>
      <text:p text:style-name="Standard"><text:s text:c="4"/>[ 6.87975250e-03 <text:s/>1.00477869e-02 -8.25303420e-03 ...</text:p>
      <text:p text:style-name="Standard"><text:s text:c="5"/>-5.61037287e-02 -5.33007979e-02 -2.86520552e-02]</text:p>
      <text:p text:style-name="Standard"><text:s text:c="4"/>[ 6.35609403e-03 <text:s/>1.05775101e-02 <text:s/>8.72476958e-04 ...</text:p>
      <text:p text:style-name="Standard"><text:s text:c="5"/>-9.63606592e-03 <text:s/>2.79590418e-03 <text:s/>6.17771875e-03]]</text:p>
      <text:p text:style-name="Standard"/>
      <text:p text:style-name="Standard"><text:s text:c="3"/>[[-7.92182609e-03 -1.24865696e-02 -2.31225397e-02 ...</text:p>
      <text:p text:style-name="Standard"><text:s text:c="5"/>-2.89443545e-02 -2.64942273e-02 -1.27559779e-02]</text:p>
      <text:p text:style-name="Standard"><text:s text:c="4"/>[ 3.36256390e-03 -7.29628839e-03 -1.59346201e-02 ...</text:p>
      <text:p text:style-name="Standard"><text:s text:c="5"/>-3.26263383e-02 -3.47905606e-02 -1.98610835e-02]</text:p>
      <text:p text:style-name="Standard"><text:s text:c="4"/>[-3.29435244e-03 -1.65620260e-02 -2.74266955e-02 ...</text:p>
      <text:p text:style-name="Standard"><text:s text:c="5"/>-9.48661752e-03 -1.01861563e-02 -8.39909259e-03]</text:p>
      <text:p text:style-name="Standard"><text:s text:c="4"/>...</text:p>
      <text:p text:style-name="Standard"><text:s text:c="4"/>[ 5.69560099e-03 <text:s/>5.58832567e-03 -9.50401591e-05 ...</text:p>
      <text:p text:style-name="Standard"><text:s text:c="6"/>9.10583287e-02 <text:s/>7.74643570e-02 <text:s/>6.19187206e-02]</text:p>
      <text:p text:style-name="Standard"><text:s text:c="4"/>[ 2.77194334e-03 <text:s/>1.05402227e-02 <text:s/>5.65199321e-03 ...</text:p>
      <text:p text:style-name="Standard"><text:s text:c="6"/>9.85372812e-02 <text:s/>8.59941840e-02 <text:s/>6.58899397e-02]</text:p>
      <text:p text:style-name="Standard"><text:s text:c="4"/>[-5.56332059e-04 <text:s/>5.18996688e-03 <text:s/>7.39478320e-03 ...</text:p>
      <text:p text:style-name="Standard"><text:s text:c="6"/>4.70729992e-02 <text:s/>4.71077524e-02 <text:s/>3.94640788e-02]]]</text:p>
      <text:p text:style-name="Standard"/>
      <text:p text:style-name="Standard"/>
      <text:p text:style-name="Standard"><text:s text:c="2"/>[[[-9.43157263e-03 <text:s/>3.00690345e-03 <text:s/>7.30101299e-03 ...</text:p>
      <text:p text:style-name="Standard"><text:s text:c="6"/>2.49990001e-02 <text:s/>1.95938945e-02 <text:s/>1.81863643e-02]</text:p>
      <text:p text:style-name="Standard"><text:s text:c="4"/>[-1.40861925e-02 -3.51562165e-03 -2.78522435e-04 ...</text:p>
      <text:p text:style-name="Standard"><text:s text:c="5"/>-5.92963537e-03 <text:s/>1.07731037e-02 <text:s/>1.23060653e-02]</text:p>
      <text:p text:style-name="Standard"><text:s text:c="4"/>[-5.30155143e-03 -1.52359158e-03 <text:s/>3.67512228e-04 ...</text:p>
      <text:p text:style-name="Standard"><text:s text:c="6"/>2.61595529e-02 <text:s/>2.80196276e-02 <text:s/>2.23007500e-02]</text:p>
      <text:p text:style-name="Standard"><text:s text:c="4"/>...</text:p>
      <text:p text:style-name="Standard"><text:s text:c="4"/>[ 3.66802234e-03 <text:s/>1.35184340e-02 -9.27517936e-03 ...</text:p>
      <text:p text:style-name="Standard"><text:s text:c="5"/>-2.34329700e-02 -1.33510474e-02 -2.01790920e-03]</text:p>
      <text:p text:style-name="Standard"><text:s text:c="4"/>[ 6.37307065e-03 <text:s/>8.40426050e-03 -1.10543445e-02 ...</text:p>
      <text:p text:style-name="Standard"><text:s text:c="5"/>-5.61893433e-02 -5.32540269e-02 -2.81332918e-02]</text:p>
      <text:p text:style-name="Standard"><text:s text:c="4"/>[ 6.36874652e-03 <text:s/>1.02527253e-02 -7.24362675e-04 ...</text:p>
      <text:p text:style-name="Standard"><text:s text:c="5"/>-9.63849947e-03 <text:s/>2.47783214e-03 <text:s/>6.65081572e-03]]</text:p>
      <text:p text:style-name="Standard"/>
      <text:p text:style-name="Standard"><text:s text:c="3"/>[[-8.62423796e-03 -1.30280843e-02 -2.32863575e-02 ...</text:p>
      <text:p text:style-name="Standard"><text:s text:c="5"/>-2.92807557e-02 -2.68257707e-02 -1.30407978e-02]</text:p>
      <text:p text:style-name="Standard"><text:s text:c="4"/>[ 3.13863368e-03 -7.16876285e-03 -1.60599258e-02 ...</text:p>
      <text:p text:style-name="Standard"><text:s text:c="5"/>-3.32359448e-02 -3.54106911e-02 -2.07129419e-02]</text:p>
      <text:p text:style-name="Standard"><text:s text:c="4"/>[-3.60755343e-03 -1.72812082e-02 -2.91917138e-02 ...</text:p>
      <text:p text:style-name="Standard"><text:s text:c="5"/>-1.00019667e-02 -1.08861178e-02 -9.38881375e-03]</text:p>
      <text:p text:style-name="Standard"><text:soft-page-break/><text:s text:c="4"/>...</text:p>
      <text:p text:style-name="Standard"><text:s text:c="4"/>[ 5.93797350e-03 <text:s/>7.66301947e-03 <text:s/>4.16342122e-03 ...</text:p>
      <text:p text:style-name="Standard"><text:s text:c="6"/>9.19441134e-02 <text:s/>7.92480409e-02 <text:s/>6.38642460e-02]</text:p>
      <text:p text:style-name="Standard"><text:s text:c="4"/>[ 3.43993073e-03 <text:s/>1.21023217e-02 <text:s/>8.77102930e-03 ...</text:p>
      <text:p text:style-name="Standard"><text:s text:c="6"/>9.81762558e-02 <text:s/>8.62523019e-02 <text:s/>6.70941919e-02]</text:p>
      <text:p text:style-name="Standard"><text:s text:c="4"/>[ 3.75057105e-04 <text:s/>6.70903921e-03 <text:s/>9.43719409e-03 ...</text:p>
      <text:p text:style-name="Standard"><text:s text:c="6"/>4.62158769e-02 <text:s/>4.69876751e-02 <text:s/>4.00012359e-02]]]]</text:p>
      <text:p text:style-name="Standard"/>
      <text:p text:style-name="Standard"/>
      <text:p text:style-name="Standard"/>
      <text:p text:style-name="Standard"><text:s/>[[[[-9.24200192e-03 <text:s/>2.79247295e-03 <text:s/>7.14186393e-03 ...</text:p>
      <text:p text:style-name="Standard"><text:s text:c="6"/>2.49403436e-02 <text:s/>1.95238851e-02 <text:s/>1.81662850e-02]</text:p>
      <text:p text:style-name="Standard"><text:s text:c="4"/>[-1.41774435e-02 -3.91761027e-03 -7.87118683e-04 ...</text:p>
      <text:p text:style-name="Standard"><text:s text:c="5"/>-5.84854418e-03 <text:s/>1.08456295e-02 <text:s/>1.24065718e-02]</text:p>
      <text:p text:style-name="Standard"><text:s text:c="4"/>[-5.20398235e-03 -1.41280773e-03 <text:s/>6.00076746e-05 ...</text:p>
      <text:p text:style-name="Standard"><text:s text:c="6"/>2.60802880e-02 <text:s/>2.80470010e-02 <text:s/>2.23849900e-02]</text:p>
      <text:p text:style-name="Standard"><text:s text:c="4"/>...</text:p>
      <text:p text:style-name="Standard"><text:s text:c="4"/>[ 4.07910906e-03 <text:s/>1.45096174e-02 -8.46969336e-03 ...</text:p>
      <text:p text:style-name="Standard"><text:s text:c="5"/>-2.28934959e-02 -1.28459381e-02 -1.52501371e-03]</text:p>
      <text:p text:style-name="Standard"><text:s text:c="4"/>[ 6.35446934e-03 <text:s/>8.91893636e-03 -1.06891207e-02 ...</text:p>
      <text:p text:style-name="Standard"><text:s text:c="5"/>-5.49368486e-02 -5.20884246e-02 -2.74106525e-02]</text:p>
      <text:p text:style-name="Standard"><text:s text:c="4"/>[ 6.46360032e-03 <text:s/>9.98077169e-03 -1.02475751e-04 ...</text:p>
      <text:p text:style-name="Standard"><text:s text:c="5"/>-8.96700285e-03 <text:s/>2.69506196e-03 <text:s/>6.81046024e-03]]</text:p>
      <text:p text:style-name="Standard"/>
      <text:p text:style-name="Standard"><text:s text:c="3"/>[[-9.34265554e-03 -1.34775527e-02 -2.31412314e-02 ...</text:p>
      <text:p text:style-name="Standard"><text:s text:c="5"/>-2.92604230e-02 -2.68129483e-02 -1.30597260e-02]</text:p>
      <text:p text:style-name="Standard"><text:s text:c="4"/>[ 2.54765176e-03 -7.37718213e-03 -1.60585064e-02 ...</text:p>
      <text:p text:style-name="Standard"><text:s text:c="5"/>-3.31746265e-02 -3.52329686e-02 -2.06071604e-02]</text:p>
      <text:p text:style-name="Standard"><text:s text:c="4"/>[-3.33635439e-03 -1.77214295e-02 -2.98651736e-02 ...</text:p>
      <text:p text:style-name="Standard"><text:s text:c="5"/>-9.95599665e-03 -1.09014455e-02 -9.51287057e-03]</text:p>
      <text:p text:style-name="Standard"><text:s text:c="4"/>...</text:p>
      <text:p text:style-name="Standard"><text:s text:c="4"/>[ 4.94230399e-03 <text:s/>7.18487799e-03 <text:s/>4.10666596e-03 ...</text:p>
      <text:p text:style-name="Standard"><text:s text:c="6"/>9.09606963e-02 <text:s/>7.82046542e-02 <text:s/>6.26650006e-02]</text:p>
      <text:p text:style-name="Standard"><text:s text:c="4"/>[ 3.57639929e-03 <text:s/>1.22539680e-02 <text:s/>9.65928659e-03 ...</text:p>
      <text:p text:style-name="Standard"><text:s text:c="6"/>9.75828916e-02 <text:s/>8.58427063e-02 <text:s/>6.66212291e-02]</text:p>
      <text:p text:style-name="Standard"><text:s text:c="4"/>[-1.37445517e-04 <text:s/>5.81002422e-03 <text:s/>9.41741467e-03 ...</text:p>
      <text:p text:style-name="Standard"><text:s text:c="6"/>4.53831889e-02 <text:s/>4.63370308e-02 <text:s/>3.95791754e-02]]]</text:p>
      <text:p text:style-name="Standard"/>
      <text:p text:style-name="Standard"/>
      <text:p text:style-name="Standard"><text:s text:c="2"/>[[[-9.27121565e-03 <text:s/>2.98003550e-03 <text:s/>7.31620332e-03 ...</text:p>
      <text:p text:style-name="Standard"><text:s text:c="6"/>2.48271078e-02 <text:s/>1.94026474e-02 <text:s/>1.81328058e-02]</text:p>
      <text:p text:style-name="Standard"><text:s text:c="4"/>[-1.38215367e-02 -3.45476321e-03 -2.70896649e-04 ...</text:p>
      <text:p text:style-name="Standard"><text:s text:c="5"/>-6.52167154e-03 <text:s/>1.05746752e-02 <text:s/>1.22979842e-02]</text:p>
      <text:p text:style-name="Standard"><text:s text:c="4"/>[-5.55519341e-03 -1.81985146e-03 -1.77514739e-05 ...</text:p>
      <text:p text:style-name="Standard"><text:s text:c="6"/>2.57339217e-02 <text:s/>2.76596006e-02 <text:s/>2.21867245e-02]</text:p>
      <text:p text:style-name="Standard"><text:s text:c="4"/>...</text:p>
      <text:p text:style-name="Standard"><text:s text:c="4"/>[ 3.27948574e-03 <text:s/>1.26386192e-02 -9.03860852e-03 ...</text:p>
      <text:p text:style-name="Standard"><text:s text:c="5"/>-2.22271811e-02 -1.25928354e-02 -2.00960180e-03]</text:p>
      <text:p text:style-name="Standard"><text:s text:c="4"/>[ 6.32874668e-03 <text:s/>9.46332887e-03 -9.81285144e-03 ...</text:p>
      <text:p text:style-name="Standard"><text:s text:c="5"/>-5.52934185e-02 -5.26322573e-02 -2.79693976e-02]</text:p>
      <text:p text:style-name="Standard"><text:s text:c="4"/>[ 6.37521967e-03 <text:s/>1.01846103e-02 -3.17696948e-04 ...</text:p>
      <text:p text:style-name="Standard"><text:s text:c="5"/>-9.50511638e-03 <text:s/>2.48125661e-03 <text:s/>6.30185846e-03]]</text:p>
      <text:p text:style-name="Standard"><text:soft-page-break/></text:p>
      <text:p text:style-name="Standard"><text:s text:c="3"/>[[-8.77108239e-03 -1.30678229e-02 -2.31769402e-02 ...</text:p>
      <text:p text:style-name="Standard"><text:s text:c="5"/>-2.89861634e-02 -2.64554173e-02 -1.27632283e-02]</text:p>
      <text:p text:style-name="Standard"><text:s text:c="4"/>[ 2.88216979e-03 -7.27829570e-03 -1.60700381e-02 ...</text:p>
      <text:p text:style-name="Standard"><text:s text:c="5"/>-3.28083523e-02 -3.48661914e-02 -2.00671405e-02]</text:p>
      <text:p text:style-name="Standard"><text:s text:c="4"/>[-3.64151294e-03 -1.72902793e-02 -2.85849124e-02 ...</text:p>
      <text:p text:style-name="Standard"><text:s text:c="5"/>-9.51794721e-03 -1.01360213e-02 -8.55208002e-03]</text:p>
      <text:p text:style-name="Standard"><text:s text:c="4"/>...</text:p>
      <text:p text:style-name="Standard"><text:s text:c="4"/>[ 5.45812398e-03 <text:s/>7.50552770e-03 <text:s/>4.12903400e-03 ...</text:p>
      <text:p text:style-name="Standard"><text:s text:c="6"/>8.96212906e-02 <text:s/>7.69523382e-02 <text:s/>6.15788363e-02]</text:p>
      <text:p text:style-name="Standard"><text:s text:c="4"/>[ 3.55177559e-03 <text:s/>1.24554457e-02 <text:s/>9.18224175e-03 ...</text:p>
      <text:p text:style-name="Standard"><text:s text:c="6"/>9.78637487e-02 <text:s/>8.58196765e-02 <text:s/>6.61462694e-02]</text:p>
      <text:p text:style-name="Standard"><text:s text:c="4"/>[ 2.37993896e-04 <text:s/>6.39561564e-03 <text:s/>8.80649034e-03 ...</text:p>
      <text:p text:style-name="Standard"><text:s text:c="6"/>4.62892354e-02 <text:s/>4.67064008e-02 <text:s/>3.94413806e-02]]]</text:p>
      <text:p text:style-name="Standard"/>
      <text:p text:style-name="Standard"/>
      <text:p text:style-name="Standard"><text:s text:c="2"/>[[[-9.03773680e-03 <text:s/>3.05180554e-03 <text:s/>7.35894777e-03 ...</text:p>
      <text:p text:style-name="Standard"><text:s text:c="6"/>2.47986689e-02 <text:s/>1.93997994e-02 <text:s/>1.80838853e-02]</text:p>
      <text:p text:style-name="Standard"><text:s text:c="4"/>[-1.36409160e-02 -3.47343134e-03 -3.52663337e-04 ...</text:p>
      <text:p text:style-name="Standard"><text:s text:c="5"/>-6.50557363e-03 <text:s/>1.05098560e-02 <text:s/>1.22672748e-02]</text:p>
      <text:p text:style-name="Standard"><text:s text:c="4"/>[-5.94347389e-03 -2.21006176e-03 -7.02433405e-04 ...</text:p>
      <text:p text:style-name="Standard"><text:s text:c="6"/>2.52860747e-02 <text:s/>2.74067372e-02 <text:s/>2.20323205e-02]</text:p>
      <text:p text:style-name="Standard"><text:s text:c="4"/>...</text:p>
      <text:p text:style-name="Standard"><text:s text:c="4"/>[ 2.13482557e-03 <text:s/>9.59228352e-03 -9.74375755e-03 ...</text:p>
      <text:p text:style-name="Standard"><text:s text:c="5"/>-2.23593339e-02 -1.26946066e-02 -2.19642371e-03]</text:p>
      <text:p text:style-name="Standard"><text:s text:c="4"/>[ 6.37178775e-03 <text:s/>9.66477022e-03 -9.15251486e-03 ...</text:p>
      <text:p text:style-name="Standard"><text:s text:c="5"/>-5.55742793e-02 -5.27732037e-02 -2.80721616e-02]</text:p>
      <text:p text:style-name="Standard"><text:s text:c="4"/>[ 6.14804588e-03 <text:s/>9.96016432e-03 -1.20982993e-04 ...</text:p>
      <text:p text:style-name="Standard"><text:s text:c="5"/>-9.49726626e-03 <text:s/>2.62070051e-03 <text:s/>6.29584026e-03]]</text:p>
      <text:p text:style-name="Standard"/>
      <text:p text:style-name="Standard"><text:s text:c="3"/>[[-8.34453572e-03 -1.27069522e-02 -2.28972975e-02 ...</text:p>
      <text:p text:style-name="Standard"><text:s text:c="5"/>-2.92156003e-02 -2.66657099e-02 -1.27392048e-02]</text:p>
      <text:p text:style-name="Standard"><text:s text:c="4"/>[ 2.97519518e-03 -7.20651634e-03 -1.56621784e-02 ...</text:p>
      <text:p text:style-name="Standard"><text:s text:c="5"/>-3.29823531e-02 -3.50465514e-02 -2.00228300e-02]</text:p>
      <text:p text:style-name="Standard"><text:s text:c="4"/>[-3.29394429e-03 -1.67004094e-02 -2.74962708e-02 ...</text:p>
      <text:p text:style-name="Standard"><text:s text:c="5"/>-9.78739187e-03 -1.04170423e-02 -8.59802589e-03]</text:p>
      <text:p text:style-name="Standard"><text:s text:c="4"/>...</text:p>
      <text:p text:style-name="Standard"><text:s text:c="4"/>[ 5.99443167e-03 <text:s/>6.87313685e-03 <text:s/>3.80715029e-03 ...</text:p>
      <text:p text:style-name="Standard"><text:s text:c="6"/>8.95642713e-02 <text:s/>7.67584220e-02 <text:s/>6.14831150e-02]</text:p>
      <text:p text:style-name="Standard"><text:s text:c="4"/>[ 3.59655125e-03 <text:s/>1.23111112e-02 <text:s/>7.93801993e-03 ...</text:p>
      <text:p text:style-name="Standard"><text:s text:c="6"/>9.76227075e-02 <text:s/>8.52989852e-02 <text:s/>6.56972900e-02]</text:p>
      <text:p text:style-name="Standard"><text:s text:c="4"/>[ 2.93250196e-04 <text:s/>6.01662183e-03 <text:s/>8.13024677e-03 ...</text:p>
      <text:p text:style-name="Standard"><text:s text:c="6"/>4.63456437e-02 <text:s/>4.66219261e-02 <text:s/>3.92797366e-02]]]</text:p>
      <text:p text:style-name="Standard"/>
      <text:p text:style-name="Standard"/>
      <text:p text:style-name="Standard"><text:s text:c="2"/>...</text:p>
      <text:p text:style-name="Standard"/>
      <text:p text:style-name="Standard"/>
      <text:p text:style-name="Standard"><text:s text:c="2"/>[[[-8.98066349e-03 <text:s/>3.82423191e-03 <text:s/>8.42497777e-03 ...</text:p>
      <text:p text:style-name="Standard"><text:s text:c="6"/>2.46056840e-02 <text:s/>1.93374455e-02 <text:s/>1.80903245e-02]</text:p>
      <text:p text:style-name="Standard"><text:s text:c="4"/>[-1.42395860e-02 -4.21838788e-03 -1.33731519e-05 ...</text:p>
      <text:p text:style-name="Standard"><text:s text:c="5"/>-6.17181277e-03 <text:s/>1.08400052e-02 <text:s/>1.24715855e-02]</text:p>
      <text:p text:style-name="Standard"><text:soft-page-break/><text:s text:c="4"/>[-7.19902199e-03 -3.81057383e-03 -1.15138863e-03 ...</text:p>
      <text:p text:style-name="Standard"><text:s text:c="6"/>2.52337679e-02 <text:s/>2.74268463e-02 <text:s/>2.20977701e-02]</text:p>
      <text:p text:style-name="Standard"><text:s text:c="4"/>...</text:p>
      <text:p text:style-name="Standard"><text:s text:c="4"/>[ 2.47685425e-03 <text:s/>9.82380379e-03 -7.28219654e-03 ...</text:p>
      <text:p text:style-name="Standard"><text:s text:c="5"/>-2.18105502e-02 -1.27137732e-02 -3.13259615e-03]</text:p>
      <text:p text:style-name="Standard"><text:s text:c="4"/>[ 6.11110311e-03 <text:s/>9.45600495e-03 -8.00392590e-03 ...</text:p>
      <text:p text:style-name="Standard"><text:s text:c="5"/>-5.64645976e-02 -5.38009703e-02 -2.90220343e-02]</text:p>
      <text:p text:style-name="Standard"><text:s text:c="4"/>[ 6.47491356e-03 <text:s/>1.07519571e-02 <text:s/>1.86866196e-03 ...</text:p>
      <text:p text:style-name="Standard"><text:s text:c="5"/>-9.81469266e-03 <text:s/>2.48047570e-03 <text:s/>6.38210261e-03]]</text:p>
      <text:p text:style-name="Standard"/>
      <text:p text:style-name="Standard"><text:s text:c="3"/>[[-6.85988646e-03 -1.16445944e-02 -2.37858668e-02 ...</text:p>
      <text:p text:style-name="Standard"><text:s text:c="5"/>-2.89395824e-02 -2.65563913e-02 -1.27949156e-02]</text:p>
      <text:p text:style-name="Standard"><text:s text:c="4"/>[ 4.11341945e-03 -7.46344775e-03 -1.72110051e-02 ...</text:p>
      <text:p text:style-name="Standard"><text:s text:c="5"/>-3.26303802e-02 -3.48689854e-02 -1.98105630e-02]</text:p>
      <text:p text:style-name="Standard"><text:s text:c="4"/>[-2.38474412e-03 -1.55114643e-02 -2.67489720e-02 ...</text:p>
      <text:p text:style-name="Standard"><text:s text:c="5"/>-1.01419594e-02 -1.04679391e-02 -8.32436979e-03]</text:p>
      <text:p text:style-name="Standard"><text:s text:c="4"/>...</text:p>
      <text:p text:style-name="Standard"><text:s text:c="4"/>[ 6.68455474e-03 <text:s/>6.31696917e-03 <text:s/>1.01103773e-03 ...</text:p>
      <text:p text:style-name="Standard"><text:s text:c="6"/>9.10773799e-02 <text:s/>7.79565275e-02 <text:s/>6.18430302e-02]</text:p>
      <text:p text:style-name="Standard"><text:s text:c="4"/>[ 2.84264795e-03 <text:s/>1.05376393e-02 <text:s/>5.27948234e-03 ...</text:p>
      <text:p text:style-name="Standard"><text:s text:c="6"/>9.83641967e-02 <text:s/>8.59265774e-02 <text:s/>6.59813955e-02]</text:p>
      <text:p text:style-name="Standard"><text:s text:c="4"/>[-6.60372898e-04 <text:s/>4.37506428e-03 <text:s/>7.35857850e-03 ...</text:p>
      <text:p text:style-name="Standard"><text:s text:c="6"/>4.66420650e-02 <text:s/>4.69921753e-02 <text:s/>3.94962132e-02]]]</text:p>
      <text:p text:style-name="Standard"/>
      <text:p text:style-name="Standard"/>
      <text:p text:style-name="Standard"><text:s text:c="2"/>[[[-9.05632973e-03 <text:s/>3.16595868e-03 <text:s/>7.48412404e-03 ...</text:p>
      <text:p text:style-name="Standard"><text:s text:c="6"/>2.46792510e-02 <text:s/>1.93564110e-02 <text:s/>1.80932656e-02]</text:p>
      <text:p text:style-name="Standard"><text:s text:c="4"/>[-1.37724020e-02 -3.43530718e-03 -2.21511815e-04 ...</text:p>
      <text:p text:style-name="Standard"><text:s text:c="5"/>-6.52099587e-03 <text:s/>1.05500901e-02 <text:s/>1.23150703e-02]</text:p>
      <text:p text:style-name="Standard"><text:s text:c="4"/>[-6.25348836e-03 -2.40818341e-03 -5.13669802e-04 ...</text:p>
      <text:p text:style-name="Standard"><text:s text:c="6"/>2.52516866e-02 <text:s/>2.73716077e-02 <text:s/>2.20470820e-02]</text:p>
      <text:p text:style-name="Standard"><text:s text:c="4"/>...</text:p>
      <text:p text:style-name="Standard"><text:s text:c="4"/>[ 3.36041814e-03 <text:s/>1.15861259e-02 -7.89110363e-03 ...</text:p>
      <text:p text:style-name="Standard"><text:s text:c="5"/>-2.22610962e-02 -1.25417113e-02 -2.30435468e-03]</text:p>
      <text:p text:style-name="Standard"><text:s text:c="4"/>[ 6.93340320e-03 <text:s/>1.08043477e-02 -7.21456297e-03 ...</text:p>
      <text:p text:style-name="Standard"><text:s text:c="5"/>-5.56874424e-02 -5.29391170e-02 -2.83823553e-02]</text:p>
      <text:p text:style-name="Standard"><text:s text:c="4"/>[ 6.52381685e-03 <text:s/>1.06067695e-02 <text:s/>1.45755243e-03 ...</text:p>
      <text:p text:style-name="Standard"><text:s text:c="5"/>-9.32852738e-03 <text:s/>2.89441925e-03 <text:s/>6.23656996e-03]]</text:p>
      <text:p text:style-name="Standard"/>
      <text:p text:style-name="Standard"><text:s text:c="3"/>[[-8.02216679e-03 -1.24698002e-02 -2.30722018e-02 ...</text:p>
      <text:p text:style-name="Standard"><text:s text:c="5"/>-2.90208925e-02 -2.65528969e-02 -1.27593586e-02]</text:p>
      <text:p text:style-name="Standard"><text:s text:c="4"/>[ 3.19561828e-03 -7.32152630e-03 -1.59285385e-02 ...</text:p>
      <text:p text:style-name="Standard"><text:s text:c="5"/>-3.26747112e-02 -3.47700641e-02 -1.98407378e-02]</text:p>
      <text:p text:style-name="Standard"><text:s text:c="4"/>[-3.35193775e-03 -1.65755041e-02 -2.71734670e-02 ...</text:p>
      <text:p text:style-name="Standard"><text:s text:c="5"/>-9.63216089e-03 -1.02328639e-02 -8.41674767e-03]</text:p>
      <text:p text:style-name="Standard"><text:s text:c="4"/>...</text:p>
      <text:p text:style-name="Standard"><text:s text:c="4"/>[ 5.90128871e-03 <text:s/>5.73162036e-03 <text:s/>1.50881664e-04 ...</text:p>
      <text:p text:style-name="Standard"><text:s text:c="6"/>9.06139389e-02 <text:s/>7.69968927e-02 <text:s/>6.15076348e-02]</text:p>
      <text:p text:style-name="Standard"><text:s text:c="4"/>[ 2.57844804e-03 <text:s/>1.04753999e-02 <text:s/>5.94045501e-03 ...</text:p>
      <text:p text:style-name="Standard"><text:s text:c="6"/>9.83459651e-02 <text:s/>8.57333988e-02 <text:s/>6.56525940e-02]</text:p>
      <text:p text:style-name="Standard"><text:s text:c="4"/>[-7.47419428e-04 <text:s/>4.96827532e-03 <text:s/>7.13052368e-03 ...</text:p>
      <text:p text:style-name="Standard"><text:s text:c="6"/>4.66176942e-02 <text:s/>4.68019024e-02 <text:s/>3.93117070e-02]]]</text:p>
      <text:p text:style-name="Standard"><text:soft-page-break/></text:p>
      <text:p text:style-name="Standard"/>
      <text:p text:style-name="Standard"><text:s text:c="2"/>[[[-9.34154820e-03 <text:s/>2.96368729e-03 <text:s/>7.30781164e-03 ...</text:p>
      <text:p text:style-name="Standard"><text:s text:c="6"/>2.49798745e-02 <text:s/>1.96046457e-02 <text:s/>1.82174090e-02]</text:p>
      <text:p text:style-name="Standard"><text:s text:c="4"/>[-1.38326520e-02 -3.45044304e-03 -3.40949104e-04 ...</text:p>
      <text:p text:style-name="Standard"><text:s text:c="5"/>-5.80030866e-03 <text:s/>1.08524179e-02 <text:s/>1.23669868e-02]</text:p>
      <text:p text:style-name="Standard"><text:s text:c="4"/>[-5.45674935e-03 -1.70136034e-03 <text:s/>3.67453322e-05 ...</text:p>
      <text:p text:style-name="Standard"><text:s text:c="6"/>2.61906721e-02 <text:s/>2.81115267e-02 <text:s/>2.24053729e-02]</text:p>
      <text:p text:style-name="Standard"><text:s text:c="4"/>...</text:p>
      <text:p text:style-name="Standard"><text:s text:c="4"/>[ 3.18681914e-03 <text:s/>1.28635904e-02 -9.28530563e-03 ...</text:p>
      <text:p text:style-name="Standard"><text:s text:c="5"/>-2.33665593e-02 -1.32045094e-02 -1.92687195e-03]</text:p>
      <text:p text:style-name="Standard"><text:s text:c="4"/>[ 6.51539816e-03 <text:s/>9.54525918e-03 -9.87972971e-03 ...</text:p>
      <text:p text:style-name="Standard"><text:s text:c="5"/>-5.57560362e-02 -5.28979227e-02 -2.79264450e-02]</text:p>
      <text:p text:style-name="Standard"><text:s text:c="4"/>[ 6.51849527e-03 <text:s/>1.01203518e-02 -3.14483419e-04 ...</text:p>
      <text:p text:style-name="Standard"><text:s text:c="5"/>-9.29355342e-03 <text:s/>2.63485801e-03 <text:s/>6.74844021e-03]]</text:p>
      <text:p text:style-name="Standard"/>
      <text:p text:style-name="Standard"><text:s text:c="3"/>[[-8.74502771e-03 -1.30421845e-02 -2.32828893e-02 ...</text:p>
      <text:p text:style-name="Standard"><text:s text:c="5"/>-2.93180142e-02 -2.68842764e-02 -1.31010795e-02]</text:p>
      <text:p text:style-name="Standard"><text:s text:c="4"/>[ 2.92490772e-03 -7.22907204e-03 -1.60826687e-02 ...</text:p>
      <text:p text:style-name="Standard"><text:s text:c="5"/>-3.32750417e-02 -3.53968479e-02 -2.07224078e-02]</text:p>
      <text:p text:style-name="Standard"><text:s text:c="4"/>[-3.70072736e-03 -1.73293464e-02 -2.88073830e-02 ...</text:p>
      <text:p text:style-name="Standard"><text:s text:c="5"/>-1.02248881e-02 -1.10311303e-02 -9.51500051e-03]</text:p>
      <text:p text:style-name="Standard"><text:s text:c="4"/>...</text:p>
      <text:p text:style-name="Standard"><text:s text:c="4"/>[ 6.28298568e-03 <text:s/>8.04297347e-03 <text:s/>4.58757998e-03 ...</text:p>
      <text:p text:style-name="Standard"><text:s text:c="6"/>9.18230116e-02 <text:s/>7.90879205e-02 <text:s/>6.35920987e-02]</text:p>
      <text:p text:style-name="Standard"><text:s text:c="4"/>[ 3.34256841e-03 <text:s/>1.21725136e-02 <text:s/>9.32217948e-03 ...</text:p>
      <text:p text:style-name="Standard"><text:s text:c="6"/>9.80328768e-02 <text:s/>8.61797333e-02 <text:s/>6.69416934e-02]</text:p>
      <text:p text:style-name="Standard"><text:s text:c="4"/>[ 2.27157027e-04 <text:s/>6.37601549e-03 <text:s/>8.97353608e-03 ...</text:p>
      <text:p text:style-name="Standard"><text:s text:c="6"/>4.58231010e-02 <text:s/>4.66688611e-02 <text:s/>3.97973359e-02]]]]]</text:p>
      <text:p text:style-name="Standard"/>
      <text:p text:style-name="Standard">{'mse': 1.116633, 'llrmse': nan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00:54:09.523407398</meta:creation-date>
    <dc:date>2024-05-18T00:54:46.569303325</dc:date>
    <meta:editing-duration>PT36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21" meta:paragraph-count="944" meta:word-count="3361" meta:character-count="47773" meta:non-whitespace-character-count="40217"/>
  </office:meta>
</office:document-meta>
</file>